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 loext:decorative="false"/>
    </style:style>
    <style:style style:name="gr4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none" draw:fill="none" draw:textarea-vertical-align="middle" fo:min-height="0.854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8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 loext:decorative="false"/>
    </style:style>
    <style:style style:name="gr9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eaeaea" draw:shadow="hidden" loext:decorative="false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fo:min-height="1.13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svg:stroke-width="0.004cm" draw:marker-start-width="0.206cm" draw:marker-end-width="0.206cm" draw:fill="gradient" draw:fill-gradient-name="Gradient_5f_1" draw:shadow="visible" draw:shadow-offset-x="0.051cm" draw:shadow-offset-y="0.051cm" draw:shadow-color="#cdcdcd" draw:shadow-opacity="50%" loext:decorative="false"/>
    </style:style>
    <style:style style:name="gr13" style:family="graphic" style:parent-style-name="standard">
      <style:graphic-properties draw:stroke="solid" svg:stroke-width="0.004cm" svg:stroke-color="#404040" draw:marker-start-width="0.206cm" draw:marker-end-width="0.206cm" svg:stroke-opacity="100%" draw:stroke-linejoin="round" svg:stroke-linecap="round" draw:fill="none" fo:padding-top="0.127cm" fo:padding-bottom="0.127cm" fo:padding-left="0.252cm" fo:padding-right="0.252cm" loext:decorative="false"/>
    </style:style>
    <style:style style:name="gr14" style:family="graphic" style:parent-style-name="standard">
      <style:graphic-properties draw:stroke="none" draw:fill="none" draw:textarea-vertical-align="middle" fo:min-height="0.662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017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843cm" fo:min-width="2.54cm" fo:padding-top="0.071cm" fo:padding-bottom="0.071cm" fo:padding-left="0.071cm" fo:padding-right="0.071cm" loext:decorative="false"/>
      <style:paragraph-properties style:writing-mode="lr-tb"/>
    </style:style>
    <style:style style:name="gr17" style:family="graphic" style:parent-style-name="standard">
      <style:graphic-properties draw:stroke="solid" svg:stroke-color="#808080" draw:fill="gradient" draw:fill-gradient-name="Gradient_5f_1" draw:textarea-horizontal-align="center" draw:shadow="visible" draw:shadow-offset-x="0.051cm" draw:shadow-offset-y="0.051cm" draw:shadow-color="#cdcdcd" draw:shadow-opacity="50%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55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28cm" fo:min-width="2.54cm" fo:padding-top="0.071cm" fo:padding-bottom="0.071cm" fo:padding-left="0.071cm" fo:padding-right="0.07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534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56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607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gradient" draw:fill-gradient-name="Gradient_5f_2" draw:shadow="visible" draw:shadow-offset-x="0.051cm" draw:shadow-offset-y="0.051cm" draw:shadow-color="#cdcdcd" draw:shadow-opacity="50%" loext:decorative="false"/>
    </style:style>
    <style:style style:name="gr2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25" style:family="graphic" style:parent-style-name="standard">
      <style:graphic-properties draw:stroke="none" svg:stroke-color="#000000" draw:fill="none" draw:textarea-vertical-align="middle" fo:min-height="0.822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827cm" fo:min-width="2.54cm" fo:padding-top="0.071cm" fo:padding-bottom="0.071cm" fo:padding-left="0.071cm" fo:padding-right="0.07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textarea-vertical-align="middle" fo:min-height="0.835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849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634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585cm" fo:min-width="2.54cm" fo:padding-top="0.071cm" fo:padding-bottom="0.071cm" fo:padding-left="0.071cm" fo:padding-right="0.071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657cm" fo:min-width="2.54cm" fo:padding-top="0.071cm" fo:padding-bottom="0.071cm" fo:padding-left="0.071cm" fo:padding-right="0.071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04cm" draw:marker-start-width="0.206cm" draw:marker-end-width="0.206cm" draw:fill="gradient" draw:fill-gradient-name="Gradient_5f_1" fo:padding-top="0.127cm" fo:padding-bottom="0.127cm" fo:padding-left="0.252cm" fo:padding-right="0.252cm" draw:shadow="visible" draw:shadow-offset-x="0.051cm" draw:shadow-offset-y="0.051cm" draw:shadow-color="#cdcdcd" draw:shadow-opacity="50%" loext:decorative="false"/>
    </style:style>
    <style:style style:name="gr33" style:family="graphic" style:parent-style-name="standard">
      <style:graphic-properties draw:stroke="none" draw:fill="none" draw:textarea-horizontal-align="center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287cm" fo:min-width="2.54cm" fo:padding-top="0.071cm" fo:padding-bottom="0.071cm" fo:padding-left="0.071cm" fo:padding-right="0.071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611cm" fo:min-width="2.54cm" fo:padding-top="0.071cm" fo:padding-bottom="0.071cm" fo:padding-left="0.071cm" fo:padding-right="0.071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textarea-horizontal-align="center" draw:textarea-vertical-align="middle" fo:min-height="1.138cm" fo:min-width="2.54cm" fo:padding-top="0.071cm" fo:padding-bottom="0.071cm" fo:padding-left="0.071cm" fo:padding-right="0.071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1.007cm" fo:min-width="2.54cm" fo:padding-top="0.071cm" fo:padding-bottom="0.071cm" fo:padding-left="0.071cm" fo:padding-right="0.071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2.314cm" fo:min-width="2.54cm" fo:padding-top="0.071cm" fo:padding-bottom="0.071cm" fo:padding-left="0.071cm" fo:padding-right="0.071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2.858cm" fo:min-width="2.54cm" fo:padding-top="0.071cm" fo:padding-bottom="0.071cm" fo:padding-left="0.071cm" fo:padding-right="0.07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P1" style:family="paragraph">
      <loext:graphic-properties draw:fill="gradient" draw:fill-gradient-name="Gradient_5f_1"/>
      <style:text-properties style:font-name="Calibri" fo:font-size="10pt"/>
    </style:style>
    <style:style style:name="P2" style:family="paragraph">
      <loext:graphic-properties draw:fill="none"/>
      <style:text-properties style:font-name="Calibri" fo:font-size="10pt"/>
    </style:style>
    <style:style style:name="P3" style:family="paragraph">
      <style:paragraph-properties fo:margin-left="0cm" fo:margin-right="0cm" fo:margin-top="0.42cm" fo:margin-bottom="0.35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/>
    </style:style>
    <style:style style:name="P7" style:family="paragraph">
      <loext:graphic-properties draw:fill="gradient" draw:fill-gradient-name="Gradient_5f_2"/>
      <style:text-properties style:font-name="Calibri" fo:font-size="10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/>
    </style:style>
    <style:style style:name="P9" style:family="paragraph">
      <loext:graphic-properties draw:fill="solid" draw:fill-color="#eaeaea"/>
      <style:text-properties style:font-name="Calibri" fo:font-size="10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2pt" style:font-size-asian="12pt" style:font-size-complex="12pt"/>
    </style:style>
    <style:style style:name="P16" style:family="paragraph">
      <loext:graphic-properties draw:fill="gradient" draw:fill-gradient-name="Gradient_5f_1"/>
      <style:text-properties style:font-name="Calibri" fo:font-size="12pt"/>
    </style:style>
    <style:style style:name="P17" style:family="paragraph">
      <loext:graphic-properties draw:fill="none"/>
      <style:text-properties style:font-name="Calibri" fo:font-size="12pt"/>
    </style:style>
    <style:style style:name="P18" style:family="paragraph">
      <loext:graphic-properties draw:fill="gradient" draw:fill-gradient-name="Gradient_5f_2"/>
      <style:text-properties style:font-name="Calibri" fo:font-size="12pt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style:font-size-asian="12pt" style:font-size-complex="12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fo:font-weight="bold" style:font-size-asian="12pt" style:font-weight-asian="bold" style:font-size-complex="12pt" style:font-weight-complex="bold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style:font-size-asian="10pt" style:font-size-complex="10pt"/>
    </style:style>
    <style:style style:name="P2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 style:font-size-asian="10pt" style:font-size-complex="10pt"/>
    </style:style>
    <style:style style:name="P2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style:font-name="Calibri" fo:font-size="10pt" style:font-size-asian="10pt" style:font-size-complex="10pt"/>
    </style:style>
    <style:style style:name="T1" style:family="text">
      <style:text-properties fo:color="#000000" loext:opacity="100%" style:font-name="Calibri" fo:font-size="10pt" style:font-size-asian="10pt" style:font-size-complex="10pt"/>
    </style:style>
    <style:style style:name="T2" style:family="text">
      <style:text-properties fo:color="#000000" loext:opacity="100%" style:font-name="Calibri" fo:font-size="10pt"/>
    </style:style>
    <style:style style:name="T3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Wingdings" fo:font-size="12pt" style:font-name-asian="Wingdings" style:font-size-asian="12pt" style:font-name-complex="Wingdings" style:font-size-complex="12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Calibri" fo:font-size="12pt" style:font-size-asian="12pt" style:font-size-complex="12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bold" style:letter-kerning="true" style:font-name-asian="Wingdings" style:font-size-asian="12pt" style:font-style-asian="normal" style:font-weight-asian="bold" style:font-name-complex="Wingdings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Wingdings" fo:font-size="14pt" style:font-name-asian="Wingdings" style:font-size-asian="14pt" style:font-name-complex="Wingdings" style:font-size-complex="14pt"/>
    </style:style>
    <style:style style:name="T18" style:family="text">
      <style:text-properties fo:color="#000000" loext:opacity="100%" style:font-name="Calibri" fo:font-size="11pt" style:font-size-asian="21pt" style:font-size-complex="21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Calibri" fo:font-size="10pt" fo:font-weight="bold" style:font-name-asian="Calibri1" style:font-size-asian="12pt" style:font-weight-asian="bold" style:font-name-complex="Calibri1" style:font-size-complex="12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Calibri" fo:font-size="11pt" style:font-size-asian="11pt" style:font-size-complex="11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2pt"/>
    </style:style>
    <style:style style:name="T28" style:family="text">
      <style:text-properties fo:color="#000000" loext:opacity="100%" style:font-name="Calibri" fo:font-size="10.5pt" style:font-size-asian="10.5pt" style:font-size-complex="10.5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fo:font-size="12pt" style:font-size-asian="12pt" style:font-size-complex="12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Calibri1" fo:font-size="11pt" style:font-name-asian="Calibri1" style:font-size-asian="11pt" style:font-name-complex="Calibri1" style:font-size-complex="11pt"/>
    </style:style>
    <style:style style:name="T36" style:family="text">
      <style:text-properties fo:color="#000000" loext:opacity="100%" style:font-name="Calibri1" fo:font-size="10.5pt" style:font-name-asian="Calibri1" style:font-size-asian="10.5pt" style:font-name-complex="Calibri1" style:font-size-complex="10.5pt"/>
    </style:style>
    <style:style style:name="T37" style:family="text">
      <style:text-properties fo:color="#000000" loext:opacity="100%" style:font-name="Calibri" fo:font-size="9pt" fo:font-weight="bold" style:font-name-asian="Calibri1" style:font-size-asian="11pt" style:font-weight-asian="bold" style:font-name-complex="Calibri1" style:font-size-complex="11pt" style:font-weight-complex="bold"/>
    </style:style>
    <style:style style:name="T38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style:style style:name="T39" style:family="text">
      <style:text-properties fo:color="#000000" loext:opacity="100%" style:font-name="Wingdings" fo:font-size="10.5pt" style:font-name-asian="Wingdings" style:font-size-asian="10.5pt" style:font-name-complex="Wingdings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g draw:style-name="gr2">
            <draw:polygon draw:style-name="gr3" draw:text-style-name="P1" draw:layer="layout" svg:width="17.999cm" svg:height="0.841cm" svg:x="2cm" svg:y="6.7cm" svg:viewBox="0 0 18000 842" draw:points="0,842 18000,842 18000,0 0,0">
              <text:p/>
            </draw:polygon>
            <draw:path draw:style-name="gr4" draw:text-style-name="P2" draw:layer="layout" svg:width="17.999cm" svg:height="0.859cm" svg:x="2cm" svg:y="6.771cm" svg:viewBox="0 0 18000 860" svg:d="M0 860h18000v-860h-18000zM864 860v-860M17133 860v-860">
              <text:p/>
            </draw:path>
          </draw:g>
          <draw:frame draw:style-name="gr5" draw:text-style-name="P4" draw:layer="layout" svg:width="16.259cm" svg:height="0.996cm" svg:x="2.866cm" svg:y="6.704cm">
            <draw:text-box>
              <text:p text:style-name="P3"><text:span text:style-name="T1">ListVueAeropSld(Aerops, Vues, vrAerop, <text:s/>lVue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5.855cm" svg:viewBox="0 0 18000 845" draw:points="0,845 18000,845 18000,0 0,0">
              <text:p/>
            </draw:polygon>
            <draw:path draw:style-name="gr4" draw:text-style-name="P2" draw:layer="layout" svg:width="17.999cm" svg:height="0.862cm" svg:x="2cm" svg:y="5.908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66cm" svg:y="5.84cm">
            <draw:text-box>
              <text:p text:style-name="P3"><text:span text:style-name="T1">ConsultasVuelos(Conslts, Vues, Aerops, lVues, vrAerop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3.31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3.3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3.25cm">
            <draw:text-box>
              <text:p text:style-name="P3"><text:span text:style-name="T1">Abrir(Aerops, Vues, Conslt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4.151cm" svg:viewBox="0 0 18000 845" draw:points="0,845 18000,845 18000,0 0,0">
              <text:p/>
            </draw:polygon>
            <draw:path draw:style-name="gr4" draw:text-style-name="P2" draw:layer="layout" svg:width="17.999cm" svg:height="0.862cm" svg:x="2cm" svg:y="4.169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66cm" svg:y="4.1cm">
            <draw:text-box>
              <text:p text:style-name="P3"><text:span text:style-name="T1">ProcAeropuertos (Aerops, vrAerop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4cm" svg:x="2cm" svg:y="7.554cm" svg:viewBox="0 0 18000 865" draw:points="0,865 18000,865 18000,0 0,0">
              <text:p/>
            </draw:polygon>
            <draw:path draw:style-name="gr4" draw:text-style-name="P2" draw:layer="layout" svg:width="17.999cm" svg:height="0.864cm" svg:x="2cm" svg:y="7.554cm" svg:viewBox="0 0 18000 865" svg:d="M0 865h18000v-865h-18000zM864 865v-865M17133 865v-865">
              <text:p/>
            </draw:path>
          </draw:g>
          <draw:frame draw:style-name="gr6" draw:text-style-name="P4" draw:layer="layout" svg:width="16.259cm" svg:height="1cm" svg:x="2.866cm" svg:y="7.488cm">
            <draw:text-box>
              <text:p text:style-name="P3"><text:span text:style-name="T1">Cerrar(Aerops, Vues, Conslt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4.983cm" svg:viewBox="0 0 18000 846" draw:points="0,846 18000,846 18000,0 0,0">
              <text:p/>
            </draw:polygon>
            <draw:path draw:style-name="gr4" draw:text-style-name="P2" draw:layer="layout" svg:width="17.999cm" svg:height="0.863cm" svg:x="2cm" svg:y="5.0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4.95cm">
            <draw:text-box>
              <text:p text:style-name="P3"><text:span text:style-name="T1">ProcVuelos(Vues, lVues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8.449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8.449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8.449cm">
            <draw:text-box>
              <text:p text:style-name="P5"><text:span text:style-name="T2">retornar 0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1cm" svg:y="1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1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1cm">
            <draw:text-box>
              <text:p text:style-name="P5"><text:span text:style-name="T3">Int</text:span><text:span text:style-name="T4"> main()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349cm" svg:y="9.2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349cm" svg:y="9.2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349cm" svg:y="9.25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2.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2.5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2.5cm">
            <draw:text-box>
              <text:p text:style-name="P5"><text:span text:style-name="T5">lVues </text:span><text:span text:style-name="T6">ß</text:span><text:span text:style-name="T2"> NULL</text:span></text:p>
            </draw:text-box>
          </draw:frame>
        </draw:g>
        <draw:polygon draw:style-name="gr10" draw:text-style-name="P9" draw:layer="layout" svg:width="0.146cm" svg:height="0.043cm" svg:x="5.49cm" svg:y="10.65cm" svg:viewBox="0 0 147 44" draw:points="0,0 74,44 147,44 74,0">
          <text:p/>
        </draw:polygon>
        <draw:polygon draw:style-name="gr10" draw:text-style-name="P9" draw:layer="layout" svg:width="0.109cm" svg:height="0.086cm" svg:x="5.417cm" svg:y="10.908cm" svg:viewBox="0 0 110 87" draw:points="0,44 74,87 110,44 36,44 36,0">
          <text:p/>
        </draw:polygon>
        <draw:polygon draw:style-name="gr10" draw:text-style-name="P9" draw:layer="layout" svg:width="0.365cm" svg:height="0.431cm" svg:x="5.746cm" svg:y="10.52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ath draw:style-name="gr3" draw:text-style-name="P1" draw:layer="layout" svg:width="0.9cm" svg:height="0.901cm" svg:x="10.5cm" svg:y="16.326cm" svg:viewBox="0 0 901 902" svg:d="M0 451c0-79 21-157 60-226 40-68 97-125 165-165 69-39 146-60 225-60 80 0 157 21 226 60 68 40 125 97 165 165 39 69 60 147 60 226s-21 157-60 225c-40 69-97 126-165 166-69 39-146 60-225 60-80 0-157-21-226-60-68-40-125-97-165-166-39-68-60-146-60-225z">
              <text:p/>
            </draw:path>
            <draw:path draw:style-name="gr4" draw:text-style-name="P2" draw:layer="layout" svg:width="0.9cm" svg:height="0.901cm" svg:x="10.5cm" svg:y="16.326cm" svg:viewBox="0 0 901 902" svg:d="M0 451c0-79 21-157 60-226 40-68 97-125 165-165 69-39 146-60 225-60 80 0 157 21 226 60 68 40 125 97 165 165 39 69 60 147 60 226s-21 157-60 225c-40 69-97 126-165 166-69 39-146 60-225 60-80 0-157-21-226-60-68-40-125-97-165-166-39-68-60-146-60-225z">
              <text:p/>
            </draw:path>
          </draw:g>
          <draw:frame draw:style-name="gr9" draw:text-style-name="P8" draw:layer="layout" svg:width="0.9cm" svg:height="0.9cm" svg:x="10.5cm" svg:y="16.326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3cm" svg:x="2cm" svg:y="11.494cm" svg:viewBox="0 0 18000 864" draw:points="0,864 18000,864 18000,0 0,0">
              <text:p/>
            </draw:polygon>
            <draw:path draw:style-name="gr4" draw:text-style-name="P2" draw:layer="layout" svg:width="17.999cm" svg:height="0.863cm" svg:x="2cm" svg:y="11.494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11.426cm">
            <draw:text-box>
              <text:p text:style-name="P3"><text:span text:style-name="T1">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2.3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2.325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12.325cm">
            <draw:text-box>
              <text:p text:style-name="P5"><text:span text:style-name="T7">timeinfo </text:span><text:span text:style-name="T6">ß</text:span><text:span text:style-name="T4"> </text:span><text:span text:style-name="T2"><text:s text:c="2"/>local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3.074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3.074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13.074cm">
            <draw:text-box>
              <text:p text:style-name="P5"><text:span text:style-name="T7">hh </text:span><text:span text:style-name="T6">ß</text:span><text:span text:style-name="T4"> </text:span><text:span text:style-name="T2"><text:s text:c="2"/>timeinfo.tm_hou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3.87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3.875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13.875cm">
            <draw:text-box>
              <text:p text:style-name="P5"><text:span text:style-name="T7">mm </text:span><text:span text:style-name="T6">ß</text:span><text:span text:style-name="T4"> </text:span><text:span text:style-name="T2"><text:s text:c="2"/>timeinfo.tm_mi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4.6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4.625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14.625cm">
            <draw:text-box>
              <text:p text:style-name="P5"><text:span text:style-name="T7">ss </text:span><text:span text:style-name="T6">ß</text:span><text:span text:style-name="T4"> </text:span><text:span text:style-name="T2"><text:s text:c="2"/>timeinfo.tm_sec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5.4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5.425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15.425cm">
            <draw:text-box>
              <text:p text:style-name="P5"><text:span text:style-name="T2">retornar timeinfo.tm_hour * 10000 + timeinfo.tm_min * 100 + timeinfo.tm_sec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1cm" svg:y="10.251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10.251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10.251cm">
            <draw:text-box>
              <text:p text:style-name="P5"><text:span text:style-name="T8">long</text:span><text:span text:style-name="T9"> GetTime(</text:span><text:span text:style-name="T8">int</text:span><text:span text:style-name="T9"> S:hh, </text:span><text:span text:style-name="T8">int</text:span><text:span text:style-name="T9"> S:mm, </text:span><text:span text:style-name="T8">int</text:span><text:span text:style-name="T9"> </text:span><text:span text:style-name="T4">S:ss) </text:span></text:p>
            </draw:text-box>
          </draw:frame>
        </draw:g>
        <draw:polygon draw:style-name="gr10" draw:text-style-name="P9" draw:layer="layout" svg:width="0.146cm" svg:height="0.043cm" svg:x="5.216cm" svg:y="18.823cm" svg:viewBox="0 0 147 44" draw:points="0,0 74,44 147,44 74,0">
          <text:p/>
        </draw:polygon>
        <draw:polygon draw:style-name="gr10" draw:text-style-name="P9" draw:layer="layout" svg:width="0.109cm" svg:height="0.086cm" svg:x="5.143cm" svg:y="19.081cm" svg:viewBox="0 0 110 87" draw:points="0,44 74,87 110,44 36,44 36,0">
          <text:p/>
        </draw:polygon>
        <draw:polygon draw:style-name="gr10" draw:text-style-name="P9" draw:layer="layout" svg:width="0.365cm" svg:height="0.431cm" svg:x="5.472cm" svg:y="18.693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7" draw:layer="layout" svg:width="19.249cm" svg:height="1cm" svg:x="1cm" svg:y="18.5cm" svg:viewBox="0 0 19250 1001" draw:points="631,1001 18619,1001 19250,500 18619,0 631,0 0,500">
              <text:p/>
            </draw:polygon>
            <draw:polygon draw:style-name="gr4" draw:text-style-name="P2" draw:layer="layout" svg:width="19.249cm" svg:height="1cm" svg:x="1cm" svg:y="18.5cm" svg:viewBox="0 0 19250 1001" draw:points="631,1001 18619,1001 19250,500 18619,0 631,0 0,500">
              <text:p/>
            </draw:polygon>
          </draw:g>
          <draw:frame draw:style-name="gr6" draw:text-style-name="P10" draw:layer="layout" svg:width="17.989cm" svg:height="1cm" svg:x="1.63cm" svg:y="18.5cm">
            <draw:text-box>
              <text:p text:style-name="P5"><text:span text:style-name="T10">long</text:span><text:span text:style-name="T11"> GetDate(</text:span><text:span text:style-name="T10">int</text:span><text:span text:style-name="T11"> S:year, </text:span><text:span text:style-name="T10">int</text:span><text:span text:style-name="T11"> S:mes, </text:span><text:span text:style-name="T10">int</text:span><text:span text:style-name="T11"> S:dia, </text:span><text:span text:style-name="T10">int</text:span><text:span text:style-name="T11"> S:ds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9.951cm" svg:y="25.1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9.951cm" svg:y="25.1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9.95cm" svg:y="25.18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3cm" svg:x="1.95cm" svg:y="19.667cm" svg:viewBox="0 0 18000 864" draw:points="0,864 18000,864 18000,0 0,0">
              <text:p/>
            </draw:polygon>
            <draw:path draw:style-name="gr4" draw:text-style-name="P2" draw:layer="layout" svg:width="17.999cm" svg:height="0.863cm" svg:x="1.95cm" svg:y="19.667cm" svg:viewBox="0 0 18000 864" svg:d="M0 864h18000v-864h-18000zM864 864v-864M17133 864v-864">
              <text:p/>
            </draw:path>
          </draw:g>
          <draw:frame draw:style-name="gr6" draw:text-style-name="P4" draw:layer="layout" svg:width="16.262cm" svg:height="1cm" svg:x="2.814cm" svg:y="19.599cm">
            <draw:text-box>
              <text:p text:style-name="P3"><text:span text:style-name="T1">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0.49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0.499cm" svg:viewBox="0 0 17996 801" draw:points="0,801 17996,801 17996,0 0,0">
              <text:p/>
            </draw:polygon>
          </draw:g>
          <draw:frame draw:style-name="gr7" draw:text-style-name="P6" draw:layer="layout" svg:width="17.995cm" svg:height="0.8cm" svg:x="1.95cm" svg:y="20.499cm">
            <draw:text-box>
              <text:p text:style-name="P5"><text:span text:style-name="T7">timeinfo </text:span><text:span text:style-name="T6">ß</text:span><text:span text:style-name="T4"> </text:span><text:span text:style-name="T2"><text:s text:c="3"/>local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1.248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1.248cm" svg:viewBox="0 0 17996 801" draw:points="0,801 17996,801 17996,0 0,0">
              <text:p/>
            </draw:polygon>
          </draw:g>
          <draw:frame draw:style-name="gr7" draw:text-style-name="P6" draw:layer="layout" svg:width="17.995cm" svg:height="0.8cm" svg:x="1.95cm" svg:y="21.248cm">
            <draw:text-box>
              <text:p text:style-name="P5"><text:span text:style-name="T7">year </text:span><text:span text:style-name="T6">ß</text:span><text:span text:style-name="T4"> </text:span><text:span text:style-name="T2"><text:s text:c="2"/>1900 + timeinfo.tm_yea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2.04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2.049cm" svg:viewBox="0 0 17996 801" draw:points="0,801 17996,801 17996,0 0,0">
              <text:p/>
            </draw:polygon>
          </draw:g>
          <draw:frame draw:style-name="gr7" draw:text-style-name="P6" draw:layer="layout" svg:width="17.995cm" svg:height="0.8cm" svg:x="1.95cm" svg:y="22.049cm">
            <draw:text-box>
              <text:p text:style-name="P5"><text:span text:style-name="T7">mes </text:span><text:span text:style-name="T6">ß</text:span><text:span text:style-name="T4"> </text:span><text:span text:style-name="T2"><text:s text:c="2"/>1 + timeinfo.tm_mo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2.79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2.799cm" svg:viewBox="0 0 17996 801" draw:points="0,801 17996,801 17996,0 0,0">
              <text:p/>
            </draw:polygon>
          </draw:g>
          <draw:frame draw:style-name="gr7" draw:text-style-name="P6" draw:layer="layout" svg:width="17.995cm" svg:height="0.8cm" svg:x="1.95cm" svg:y="22.799cm">
            <draw:text-box>
              <text:p text:style-name="P5"><text:span text:style-name="T7">dia </text:span><text:span text:style-name="T6">ß</text:span><text:span text:style-name="T4"> </text:span><text:span text:style-name="T2"><text:s text:c="2"/>timeinfo.tm_mday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01cm" svg:x="1.954cm" svg:y="24.349cm" svg:viewBox="0 0 18000 802" draw:points="0,802 18000,802 18000,0 0,0">
              <text:p/>
            </draw:polygon>
            <draw:polygon draw:style-name="gr4" draw:text-style-name="P2" draw:layer="layout" svg:width="17.999cm" svg:height="0.801cm" svg:x="1.954cm" svg:y="24.349cm" svg:viewBox="0 0 18000 802" draw:points="0,802 18000,802 18000,0 0,0">
              <text:p/>
            </draw:polygon>
          </draw:g>
          <draw:frame draw:style-name="gr11" draw:text-style-name="P11" draw:layer="layout" svg:width="17.999cm" svg:height="1.28cm" svg:x="1.954cm" svg:y="24.11cm">
            <draw:text-box>
              <text:p text:style-name="P5"><text:span text:style-name="T12">retornar (1900 + timeinfo.tm_year) * 10000 + (1 + timeinfo.tm_mon) * 100 + timeinfo.tm_mday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954cm" svg:y="23.549cm" svg:viewBox="0 0 18000 801" draw:points="0,801 18000,801 18000,0 0,0">
              <text:p/>
            </draw:polygon>
            <draw:polygon draw:style-name="gr4" draw:text-style-name="P2" draw:layer="layout" svg:width="17.999cm" svg:height="0.8cm" svg:x="1.954cm" svg:y="23.549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1.954cm" svg:y="23.549cm">
            <draw:text-box>
              <text:p text:style-name="P5"><text:span text:style-name="T7">ds </text:span><text:span text:style-name="T6">ß</text:span><text:span text:style-name="T4"> </text:span><text:span text:style-name="T2"><text:s text:c="2"/>1 + timeinfo.tm_wday</text:span></text:p>
            </draw:text-box>
          </draw:frame>
        </draw:g>
      </draw:page>
      <draw:page draw:name="page2" draw:style-name="dp1" draw:master-page-name="Predeterminado">
        <draw:g draw:style-name="gr1">
          <draw:g draw:style-name="gr2">
            <draw:path draw:style-name="gr3" draw:text-style-name="P1" draw:layer="layout" svg:width="0.9cm" svg:height="0.88cm" svg:x="10.349cm" svg:y="14.36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349cm" svg:y="14.36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349cm" svg:y="14.365cm">
            <draw:text-box>
              <text:p text:style-name="P5"><text:span text:style-name="T4">R</text:span></text:p>
            </draw:text-box>
          </draw:frame>
        </draw:g>
        <draw:g draw:style-name="gr2">
          <draw:polygon draw:style-name="gr12" draw:text-style-name="P1" draw:layer="layout" svg:width="19.499cm" svg:height="2.499cm" svg:x="0.75cm" svg:y="11cm" svg:viewBox="0 0 19500 2500" draw:points="0,2500 19500,2500 19500,0 0,0">
            <text:p/>
          </draw:polygon>
          <draw:polygon draw:style-name="gr13" draw:text-style-name="P2" draw:layer="layout" svg:width="19.499cm" svg:height="2.499cm" svg:x="0.75cm" svg:y="11cm" svg:viewBox="0 0 19500 2500" draw:points="0,2500 19500,2500 19500,0 0,0">
            <text:p/>
          </draw:polygon>
        </draw:g>
        <draw:g draw:style-name="gr1">
          <draw:g draw:style-name="gr2">
            <draw:path draw:style-name="gr3" draw:text-style-name="P1" draw:layer="layout" svg:width="0.9cm" svg:height="0.88cm" svg:x="10.5cm" svg:y="5.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5cm" svg:y="5.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5cm" svg:y="5.5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1cm" svg:y="1.7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1.7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1.75cm">
            <draw:text-box>
              <text:p text:style-name="P5"><text:span text:style-name="T3">void</text:span><text:span text:style-name="T4"> Abrir(ARCHIVO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4.684cm" svg:viewBox="0 0 18000 846" draw:points="0,846 18000,846 18000,0 0,0">
              <text:p/>
            </draw:polygon>
            <draw:path draw:style-name="gr4" draw:text-style-name="P2" draw:layer="layout" svg:width="17.999cm" svg:height="0.863cm" svg:x="2cm" svg:y="4.719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4.651cm">
            <draw:text-box>
              <text:p text:style-name="P3"><text:span text:style-name="T11">Conslts.open("Consultas.Dat", ios::binary | ios::in);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3.902cm" svg:viewBox="0 0 18000 845" draw:points="0,845 18000,845 18000,0 0,0">
              <text:p/>
            </draw:polygon>
            <draw:path draw:style-name="gr4" draw:text-style-name="P2" draw:layer="layout" svg:width="17.999cm" svg:height="0.862cm" svg:x="2cm" svg:y="3.92cm" svg:viewBox="0 0 18000 863" svg:d="M0 863h18000v-863h-18000zM864 863v-863M17133 863v-863">
              <text:p/>
            </draw:path>
          </draw:g>
          <draw:frame draw:style-name="gr6" draw:text-style-name="P12" draw:layer="layout" svg:width="16.259cm" svg:height="1cm" svg:x="2.866cm" svg:y="3.851cm">
            <draw:text-box>
              <text:p text:style-name="P3"><text:span text:style-name="T13">Vues.open("Vuelos.Dat", ios::binary | ios::in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3.069cm" svg:viewBox="0 0 18000 846" draw:points="0,846 18000,846 18000,0 0,0">
              <text:p/>
            </draw:polygon>
            <draw:path draw:style-name="gr4" draw:text-style-name="P2" draw:layer="layout" svg:width="17.999cm" svg:height="0.863cm" svg:x="2cm" svg:y="3.069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3.001cm">
            <draw:text-box>
              <text:p text:style-name="P3"><text:span text:style-name="T11">Aerops.open("Aeropuertos.Dat", ios::binary | ios::in)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1cm" svg:y="8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8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8cm">
            <draw:text-box>
              <text:p text:style-name="P5"><text:span text:style-name="T4">void ProcAeropuertos(ifstream &amp;Aerops, tvrAerop &amp;vrAerop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8cm" svg:y="12.22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2.22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106cm" svg:y="12.22cm">
            <draw:text-box>
              <text:p text:style-name="P5"><text:span text:style-name="T4">vsArt[cantArt] </text:span><text:span text:style-name="T6">ß</text:span><text:span text:style-name="T4"> sArt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0.8cm" svg:x="0.75cm" svg:y="10.227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0.227cm" svg:viewBox="0 0 19500 801" draw:points="0,801 19500,801 19500,0 0,0">
              <text:p/>
            </draw:polygon>
          </draw:g>
          <draw:frame draw:style-name="gr7" draw:text-style-name="P13" draw:layer="layout" svg:width="19.499cm" svg:height="0.8cm" svg:x="0.75cm" svg:y="10.227cm">
            <draw:text-box>
              <text:p text:style-name="P3"><text:span text:style-name="T8">i </text:span><text:span text:style-name="T14">ß</text:span><text:span text:style-name="T8"> <text:s/>0 <text:s/></text:span><text:span text:style-name="T15">↑ <text:s/></text:span><text:span text:style-name="T3">Aerops.read((char *)&amp;rAerop, sizeof(rAerop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8cm" svg:y="12.221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2.221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106cm" svg:y="12.221cm">
            <draw:text-box>
              <text:p text:style-name="P5"><text:span text:style-name="T4">vrAerop[i].pos </text:span><text:span text:style-name="T6">ß</text:span><text:span text:style-name="T4"> i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49cm" svg:height="0.845cm" svg:x="3.144cm" svg:y="11.414cm" svg:viewBox="0 0 14750 846" draw:points="0,846 14750,846 14750,0 0,0">
              <text:p/>
            </draw:polygon>
            <draw:path draw:style-name="gr4" draw:text-style-name="P2" draw:layer="layout" svg:width="14.749cm" svg:height="0.863cm" svg:x="3.144cm" svg:y="11.414cm" svg:viewBox="0 0 14750 864" svg:d="M0 864h14750v-864h-14750zM708 864v-864M14040 864v-864">
              <text:p/>
            </draw:path>
          </draw:g>
          <draw:frame draw:style-name="gr6" draw:text-style-name="P4" draw:layer="layout" svg:width="13.323cm" svg:height="1cm" svg:x="3.854cm" svg:y="11.346cm">
            <draw:text-box>
              <text:p text:style-name="P3"><text:span text:style-name="T11">strcpy(vrAerop[i].codIATA, rAerop.codIATA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49cm" svg:height="0.845cm" svg:x="3.25cm" svg:y="13.568cm" svg:viewBox="0 0 14750 846" draw:points="0,846 14750,846 14750,0 0,0">
              <text:p/>
            </draw:polygon>
            <draw:path draw:style-name="gr4" draw:text-style-name="P2" draw:layer="layout" svg:width="14.749cm" svg:height="0.863cm" svg:x="3.25cm" svg:y="13.568cm" svg:viewBox="0 0 14750 864" svg:d="M0 864h14750v-864h-14750zM708 864v-864M14040 864v-864">
              <text:p/>
            </draw:path>
          </draw:g>
          <draw:frame draw:style-name="gr6" draw:text-style-name="P4" draw:layer="layout" svg:width="13.323cm" svg:height="1cm" svg:x="3.96cm" svg:y="13.5cm">
            <draw:text-box>
              <text:p text:style-name="P3"><text:span text:style-name="T11">OrdxBur(vrAerop)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349cm" svg:y="23.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349cm" svg:y="23.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349cm" svg:y="23.5cm">
            <draw:text-box>
              <text:p text:style-name="P5"><text:span text:style-name="T4">R</text:span></text:p>
            </draw:text-box>
          </draw:frame>
        </draw:g>
        <draw:g draw:style-name="gr2">
          <draw:polygon draw:style-name="gr12" draw:text-style-name="P1" draw:layer="layout" svg:width="19.499cm" svg:height="3.749cm" svg:x="0.75cm" svg:y="19.75cm" svg:viewBox="0 0 19500 3750" draw:points="0,3750 19500,3750 19500,0 0,0">
            <text:p/>
          </draw:polygon>
          <draw:polygon draw:style-name="gr13" draw:text-style-name="P2" draw:layer="layout" svg:width="19.499cm" svg:height="3.749cm" svg:x="0.75cm" svg:y="19.75cm" svg:viewBox="0 0 19500 3750" draw:points="0,3750 19500,3750 19500,0 0,0">
            <text:p/>
          </draw:polygon>
        </draw:g>
        <draw:g draw:style-name="gr1">
          <draw:g draw:style-name="gr2">
            <draw:polygon draw:style-name="gr8" draw:text-style-name="P7" draw:layer="layout" svg:width="19.499cm" svg:height="1cm" svg:x="1cm" svg:y="16.7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16.7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16.75cm">
            <draw:text-box>
              <text:p text:style-name="P5"><text:span text:style-name="T4">void ProcVuelos(ifstream &amp;Vues, tLista &amp;lVue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5cm" svg:y="18.25cm" svg:viewBox="0 0 18000 801" draw:points="0,801 18000,801 18000,0 0,0">
              <text:p/>
            </draw:polygon>
            <draw:polygon draw:style-name="gr4" draw:text-style-name="P2" draw:layer="layout" svg:width="17.999cm" svg:height="0.8cm" svg:x="1.5cm" svg:y="18.25cm" svg:viewBox="0 0 18000 801" draw:points="0,801 18000,801 18000,0 0,0">
              <text:p/>
            </draw:polygon>
          </draw:g>
          <draw:frame draw:style-name="gr14" draw:text-style-name="P6" draw:layer="layout" svg:width="17.999cm" svg:height="0.804cm" svg:x="1.5cm" svg:y="18.248cm">
            <draw:text-box>
              <text:p text:style-name="P5"><text:span text:style-name="T16">i </text:span><text:span text:style-name="T17">ß</text:span><text:span text:style-name="T18"> 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8cm" svg:y="20.816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20.816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106cm" svg:y="20.816cm">
            <draw:text-box>
              <text:p text:style-name="P5"><text:span text:style-name="T4">vsArt[cantArt] </text:span><text:span text:style-name="T6">ß</text:span><text:span text:style-name="T4"> s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32cm" svg:y="21.579cm" svg:viewBox="0 0 14757 801" draw:points="0,801 14757,801 14757,0 0,0">
              <text:p/>
            </draw:polygon>
            <draw:polygon draw:style-name="gr4" draw:text-style-name="P2" draw:layer="layout" svg:width="14.756cm" svg:height="0.8cm" svg:x="3.132cm" svg:y="21.579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11cm" svg:y="21.579cm">
            <draw:text-box>
              <text:p text:style-name="P5"><text:span text:style-name="T4">i </text:span><text:span text:style-name="T6">ß</text:span><text:span text:style-name="T4"> i + 1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0.8cm" svg:x="0.75cm" svg:y="18.977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8.977cm" svg:viewBox="0 0 19500 801" draw:points="0,801 19500,801 19500,0 0,0">
              <text:p/>
            </draw:polygon>
          </draw:g>
          <draw:frame draw:style-name="gr7" draw:text-style-name="P13" draw:layer="layout" svg:width="19.499cm" svg:height="0.8cm" svg:x="0.75cm" svg:y="18.977cm">
            <draw:text-box>
              <text:p text:style-name="P5"><text:span text:style-name="T3">Vues.read((char *)&amp;rVue, sizeof(rVue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8cm" svg:y="20.817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20.817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106cm" svg:y="20.817cm">
            <draw:text-box>
              <text:p text:style-name="P5"><text:span text:style-name="T4">info.pos </text:span><text:span text:style-name="T6">ß</text:span><text:span text:style-name="T4"> i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49cm" svg:height="0.845cm" svg:x="3.144cm" svg:y="20.01cm" svg:viewBox="0 0 14750 846" draw:points="0,846 14750,846 14750,0 0,0">
              <text:p/>
            </draw:polygon>
            <draw:path draw:style-name="gr4" draw:text-style-name="P2" draw:layer="layout" svg:width="14.749cm" svg:height="0.863cm" svg:x="3.144cm" svg:y="20.01cm" svg:viewBox="0 0 14750 864" svg:d="M0 864h14750v-864h-14750zM708 864v-864M14040 864v-864">
              <text:p/>
            </draw:path>
          </draw:g>
          <draw:frame draw:style-name="gr6" draw:text-style-name="P4" draw:layer="layout" svg:width="13.323cm" svg:height="1cm" svg:x="3.854cm" svg:y="19.942cm">
            <draw:text-box>
              <text:p text:style-name="P3"><text:span text:style-name="T11">strcpy(info.nroVuelo, rVue.nroVuelo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49cm" svg:height="0.845cm" svg:x="3.153cm" svg:y="22.342cm" svg:viewBox="0 0 14750 846" draw:points="0,846 14750,846 14750,0 0,0">
              <text:p/>
            </draw:polygon>
            <draw:path draw:style-name="gr4" draw:text-style-name="P2" draw:layer="layout" svg:width="14.749cm" svg:height="0.863cm" svg:x="3.153cm" svg:y="22.342cm" svg:viewBox="0 0 14750 864" svg:d="M0 864h14750v-864h-14750zM708 864v-864M14040 864v-864">
              <text:p/>
            </draw:path>
          </draw:g>
          <draw:frame draw:style-name="gr6" draw:text-style-name="P4" draw:layer="layout" svg:width="13.323cm" svg:height="1cm" svg:x="3.863cm" svg:y="22.274cm">
            <draw:text-box>
              <text:p text:style-name="P3"><text:span text:style-name="T11">InsertaNodo(lVues, info)</text:span></text:p>
            </draw:text-box>
          </draw:frame>
        </draw:g>
      </draw:page>
      <draw:page draw:name="page3" draw:style-name="dp1" draw:master-page-name="Predeterminado">
        <draw:g draw:style-name="gr1">
          <draw:g draw:style-name="gr2">
            <draw:polygon draw:style-name="gr8" draw:text-style-name="P7" draw:layer="layout" svg:width="19.499cm" svg:height="1cm" svg:x="1.023cm" svg:y="0.32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0.329cm" svg:viewBox="0 0 19500 1001" draw:points="639,1001 18861,1001 19500,500 18861,0 639,0 0,500">
              <text:p/>
            </draw:polygon>
          </draw:g>
          <draw:frame draw:style-name="gr15" draw:text-style-name="P8" draw:layer="layout" svg:width="18.227cm" svg:height="1.159cm" svg:x="1.659cm" svg:y="0.25cm">
            <draw:text-box>
              <text:p text:style-name="P5"><text:span text:style-name="T4">void ConsultasVuelos(ifstream &amp;Conslts, ifstream &amp;Vues, ifstream &amp;Aerops,</text:span></text:p>
              <text:p text:style-name="P5"><text:span text:style-name="T4"><text:s text:c="21"/>tLista &amp;lVues, tvrAerop &amp;vrAerop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.607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.607cm" svg:viewBox="0 0 18000 801" draw:points="0,801 18000,801 18000,0 0,0">
              <text:p/>
            </draw:polygon>
          </draw:g>
          <draw:frame draw:style-name="gr16" draw:text-style-name="P6" draw:layer="layout" svg:width="17.999cm" svg:height="0.985cm" svg:x="2cm" svg:y="1.515cm">
            <draw:text-box>
              <text:p text:style-name="P5"><text:span text:style-name="T5"><text:s text:c="2"/>freopen("Listado Consulta Vuelos.Txt", "w", stdout);</text:span></text:p>
              <text:p text:style-name="P5"><text:span text:style-name="T5"/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2.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2.5cm" svg:viewBox="0 0 18000 801" draw:points="0,801 18000,801 18000,0 0,0">
              <text:p/>
            </draw:polygon>
          </draw:g>
          <draw:frame draw:style-name="gr7" draw:text-style-name="P6" draw:layer="layout" svg:width="17.999cm" svg:height="0.8cm" svg:x="2cm" svg:y="2.5cm">
            <draw:text-box>
              <text:p text:style-name="P5"><text:span text:style-name="T5"><text:s/>aux </text:span><text:span text:style-name="T6">ß</text:span><text:span text:style-name="T2"> lVue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3.31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3.3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3.25cm">
            <draw:text-box>
              <text:p text:style-name="P3"><text:span text:style-name="T1">GetTime(hh, mm, s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4.06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4.06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4cm">
            <draw:text-box>
              <text:p text:style-name="P3"><text:span text:style-name="T1">GetDate(anio, mes, dia, ds)</text:span></text:p>
            </draw:text-box>
          </draw:frame>
        </draw:g>
        <draw:g draw:style-name="gr2">
          <draw:polygon draw:style-name="gr17" draw:text-style-name="P15" draw:layer="layout" svg:width="18.249cm" svg:height="1.749cm" svg:x="1.75cm" svg:y="5cm" svg:viewBox="0 0 18250 1750" draw:points="17096,0 1150,0 0,1750 18250,1749">
            <text:p text:style-name="P14"><text:span text:style-name="T11">"Consultas de vuelos del ", dia, “ de “, meses[mes], “ de “, anio</text:span></text:p>
            <text:p text:style-name="P14"><text:span text:style-name="T11">“NroVuelo <text:s/>Ciudad de origen Nom.Aerop.Orig. <text:s/>Empresa <text:s/>Marca <text:s text:c="4"/>"</text:span></text:p>
            <text:p text:style-name="P14"><text:span text:style-name="T11"><text:s text:c="10"/>" <text:s/>Ciudad Destino <text:s text:c="2"/>Nom.Aerop.Dest. <text:s/>Estado <text:s text:c="9"/>dia hhAct hhSa "</text:span></text:p>
            <text:p text:style-name="P14"><text:span text:style-name="T11"><text:s text:c="10"/>"t.V. <text:s/>hhLl”</text:span></text:p>
          </draw:polygon>
        </draw:g>
        <draw:g draw:style-name="gr2">
          <draw:polygon draw:style-name="gr12" draw:text-style-name="P1" draw:layer="layout" svg:width="19.499cm" svg:height="20.999cm" svg:x="1cm" svg:y="7.5cm" svg:viewBox="0 0 19500 21000" draw:points="0,21000 19500,21000 19500,0 0,0">
            <text:p/>
          </draw:polygon>
          <draw:polygon draw:style-name="gr13" draw:text-style-name="P2" draw:layer="layout" svg:width="19.499cm" svg:height="20.999cm" svg:x="1cm" svg:y="7.5cm" svg:viewBox="0 0 19500 21000" draw:points="0,21000 19500,21000 19500,0 0,0">
            <text:p/>
          </draw:polygon>
        </draw:g>
        <draw:g draw:style-name="gr1">
          <draw:g draw:style-name="gr2">
            <draw:path draw:style-name="gr3" draw:text-style-name="P1" draw:layer="layout" svg:width="0.974cm" svg:height="0.999cm" svg:x="10.275cm" svg:y="28.5cm" svg:viewBox="0 0 975 1000" svg:d="M0 500c0-88 23-174 64-251 43-75 106-138 180-182s158-67 242-67c87 0 171 23 245 67s137 107 180 182c41 77 64 163 64 251s-23 174-64 249c-43 77-106 140-180 184s-158 67-242 67c-87 0-171-23-245-67s-137-107-180-184c-41-75-64-161-64-249z">
              <text:p/>
            </draw:path>
            <draw:path draw:style-name="gr4" draw:text-style-name="P2" draw:layer="layout" svg:width="0.974cm" svg:height="0.999cm" svg:x="10.275cm" svg:y="28.5cm" svg:viewBox="0 0 975 1000" svg:d="M0 500c0-88 23-174 64-251 43-75 106-138 180-182s158-67 242-67c87 0 171 23 245 67s137 107 180 182c41 77 64 163 64 251s-23 174-64 249c-43 77-106 140-180 184s-158 67-242 67c-87 0-171-23-245-67s-137-107-180-184c-41-75-64-161-64-249z">
              <text:p/>
            </draw:path>
          </draw:g>
          <draw:frame draw:style-name="gr18" draw:text-style-name="P8" draw:layer="layout" svg:width="0.975cm" svg:height="0.997cm" svg:x="10.274cm" svg:y="28.5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0.8cm" svg:x="1cm" svg:y="6.75cm" svg:viewBox="0 0 19500 801" draw:points="0,801 19500,801 19500,0 0,0">
              <text:p/>
            </draw:polygon>
            <draw:polygon draw:style-name="gr4" draw:text-style-name="P2" draw:layer="layout" svg:width="19.499cm" svg:height="0.8cm" svg:x="1cm" svg:y="6.75cm" svg:viewBox="0 0 19500 801" draw:points="0,801 19500,801 19500,0 0,0">
              <text:p/>
            </draw:polygon>
          </draw:g>
          <draw:frame draw:style-name="gr7" draw:text-style-name="P13" draw:layer="layout" svg:width="19.499cm" svg:height="0.8cm" svg:x="1cm" svg:y="6.75cm">
            <draw:text-box>
              <text:p text:style-name="P5"><text:span text:style-name="T3">Conslts.read(nroVuelo, sizeof(str9))</text:span></text:p>
            </draw:text-box>
          </draw:frame>
        </draw:g>
        <draw:g draw:style-name="gr2">
          <draw:polygon draw:style-name="gr3" draw:text-style-name="P1" draw:layer="layout" svg:width="11.316cm" svg:height="0.761cm" svg:x="5.59cm" svg:y="7.75cm" svg:viewBox="0 0 11317 762" draw:points="11317,762 5659,0 0,762">
            <text:p/>
          </draw:polygon>
          <draw:polygon draw:style-name="gr4" draw:text-style-name="P2" draw:layer="layout" svg:width="11.316cm" svg:height="0.761cm" svg:x="5.59cm" svg:y="7.75cm" svg:viewBox="0 0 11317 762" draw:points="11317,762 5659,0 0,762">
            <text:p/>
          </draw:polygon>
        </draw:g>
        <draw:polygon draw:style-name="gr4" draw:text-style-name="P2" draw:layer="layout" svg:width="8.249cm" svg:height="1.185cm" svg:x="5.66cm" svg:y="8.512cm" svg:viewBox="0 0 8250 1186" draw:points="0,1186 8250,1186 8250,0 0,0">
          <text:p/>
        </draw:polygon>
        <draw:g draw:style-name="gr1">
          <draw:g draw:style-name="gr2">
            <draw:polygon draw:style-name="gr3" draw:text-style-name="P1" draw:layer="layout" svg:width="7.749cm" svg:height="0.562cm" svg:x="5.84cm" svg:y="8.984cm" svg:viewBox="0 0 7750 563" draw:points="0,563 7750,563 7750,0 0,0">
              <text:p/>
            </draw:polygon>
            <draw:polygon draw:style-name="gr4" draw:text-style-name="P2" draw:layer="layout" svg:width="7.749cm" svg:height="0.562cm" svg:x="5.84cm" svg:y="8.984cm" svg:viewBox="0 0 7750 563" draw:points="0,563 7750,563 7750,0 0,0">
              <text:p/>
            </draw:polygon>
          </draw:g>
          <draw:frame draw:style-name="gr19" draw:text-style-name="P10" draw:layer="layout" svg:width="7.75cm" svg:height="0.97cm" svg:x="5.84cm" svg:y="8.78cm">
            <draw:text-box>
              <text:p text:style-name="P5"><text:span text:style-name="T19">aux </text:span><text:span text:style-name="T20">ß</text:span><text:span text:style-name="T11"> lVues</text:span></text:p>
            </draw:text-box>
          </draw:frame>
        </draw:g>
        <draw:polygon draw:style-name="gr4" draw:text-style-name="P2" draw:layer="layout" svg:width="3.089cm" svg:height="1.185cm" svg:x="13.91cm" svg:y="8.512cm" svg:viewBox="0 0 3090 1186" draw:points="0,1186 3090,1186 3090,0 0,0">
          <text:p/>
        </draw:polygon>
        <draw:line draw:style-name="gr4" draw:text-style-name="P2" draw:layer="layout" svg:x1="13.91cm" svg:y1="9.75cm" svg:x2="16.91cm" svg:y2="8.564cm">
          <text:p/>
        </draw:line>
        <draw:frame draw:style-name="gr20" draw:text-style-name="P13" draw:layer="layout" svg:width="6.425cm" svg:height="0.676cm" svg:x="7.91cm" svg:y="7.92cm">
          <draw:text-box>
            <text:p text:style-name="P5"><text:span text:style-name="T21">strcmp(aux-&gt;info.nroVuelo, nroVuelo) &gt; 0</text:span></text:p>
          </draw:text-box>
        </draw:frame>
        <draw:g draw:style-name="gr1">
          <draw:g draw:style-name="gr2">
            <draw:polygon draw:style-name="gr8" draw:text-style-name="P7" draw:layer="layout" svg:width="18.499cm" svg:height="0.8cm" svg:x="1.5cm" svg:y="9.75cm" svg:viewBox="0 0 18500 801" draw:points="0,801 18500,801 18500,0 0,0">
              <text:p/>
            </draw:polygon>
            <draw:polygon draw:style-name="gr4" draw:text-style-name="P2" draw:layer="layout" svg:width="18.499cm" svg:height="0.8cm" svg:x="1.5cm" svg:y="9.75cm" svg:viewBox="0 0 18500 801" draw:points="0,801 18500,801 18500,0 0,0">
              <text:p/>
            </draw:polygon>
          </draw:g>
          <draw:frame draw:style-name="gr7" draw:text-style-name="P13" draw:layer="layout" svg:width="18.499cm" svg:height="0.8cm" svg:x="1.5cm" svg:y="9.75cm">
            <draw:text-box>
              <text:p text:style-name="P5"><text:span text:style-name="T3">strcmp(aux-&gt;info.nroVuelo, nroVuelo) != 0</text:span></text:p>
            </draw:text-box>
          </draw:frame>
        </draw:g>
        <draw:g draw:style-name="gr2">
          <draw:polygon draw:style-name="gr12" draw:text-style-name="P1" draw:layer="layout" svg:width="18.499cm" svg:height="0.999cm" svg:x="1.5cm" svg:y="10.551cm" svg:viewBox="0 0 18500 1000" draw:points="0,1000 18500,1000 18500,0 0,0">
            <text:p/>
          </draw:polygon>
          <draw:polygon draw:style-name="gr13" draw:text-style-name="P2" draw:layer="layout" svg:width="18.499cm" svg:height="0.999cm" svg:x="1.5cm" svg:y="10.551cm" svg:viewBox="0 0 18500 1000" draw:points="0,1000 18500,1000 18500,0 0,0">
            <text:p/>
          </draw:polygon>
        </draw:g>
        <draw:g draw:style-name="gr1">
          <draw:g draw:style-name="gr2">
            <draw:polygon draw:style-name="gr3" draw:text-style-name="P1" draw:layer="layout" svg:width="7.749cm" svg:height="0.8cm" svg:x="7cm" svg:y="10.632cm" svg:viewBox="0 0 7750 801" draw:points="0,801 7750,801 7750,0 0,0">
              <text:p/>
            </draw:polygon>
            <draw:polygon draw:style-name="gr4" draw:text-style-name="P2" draw:layer="layout" svg:width="7.749cm" svg:height="0.8cm" svg:x="7cm" svg:y="10.632cm" svg:viewBox="0 0 7750 801" draw:points="0,801 7750,801 7750,0 0,0">
              <text:p/>
            </draw:polygon>
          </draw:g>
          <draw:frame draw:style-name="gr7" draw:text-style-name="P10" draw:layer="layout" svg:width="7.75cm" svg:height="0.8cm" svg:x="7cm" svg:y="10.632cm">
            <draw:text-box>
              <text:p text:style-name="P5"><text:span text:style-name="T19"><text:s/>aux </text:span><text:span text:style-name="T20">ß</text:span><text:span text:style-name="T19"> aux-&gt;sgte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1.54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1.54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1.48cm">
            <draw:text-box>
              <text:p text:style-name="P3"><text:span text:style-name="T1">Vues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2.29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2.29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2.23cm">
            <draw:text-box>
              <text:p text:style-name="P3"><text:span text:style-name="T1">Vues.seekg(aux-&gt;info.pos * sizeof(sVue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3.04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3.04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2.98cm">
            <draw:text-box>
              <text:p text:style-name="P3"><text:span text:style-name="T1">Vues.read((char *)&amp;rVue, sizeof(sVue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3.79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3.79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3.73cm">
            <draw:text-box>
              <text:p text:style-name="P3"><text:span text:style-name="T1">Aerops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4.54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4.54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4.48cm">
            <draw:text-box>
              <text:p text:style-name="P3"><text:span text:style-name="T1">Aerops.seekg(vrAerop[BusBinVec(vrAerop, nroVuelo)].pos * sizeof(sAerop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5.29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5.29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5.23cm">
            <draw:text-box>
              <text:p text:style-name="P3"><text:span text:style-name="T1">Aerops.read((char *)&amp;origen, sizeof(sAerop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6.04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6.04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5.98cm">
            <draw:text-box>
              <text:p text:style-name="P3"><text:span text:style-name="T1">Aerops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1.024cm" svg:x="1.479cm" svg:y="16.855cm" svg:viewBox="0 0 18000 1025" draw:points="0,1025 18000,1025 18000,0 0,0">
              <text:p/>
            </draw:polygon>
            <draw:path draw:style-name="gr4" draw:text-style-name="P2" draw:layer="layout" svg:width="17.999cm" svg:height="1.046cm" svg:x="1.479cm" svg:y="16.855cm" svg:viewBox="0 0 18000 1047" svg:d="M0 1047h18000v-1047h-18000zM864 1047v-1047M17133 1047v-1047">
              <text:p/>
            </draw:path>
          </draw:g>
          <draw:frame draw:style-name="gr21" draw:text-style-name="P4" draw:layer="layout" svg:width="16.259cm" svg:height="1.702cm" svg:x="2.345cm" svg:y="16.528cm">
            <draw:text-box>
              <text:p text:style-name="P3"><text:span text:style-name="T1">Aerops.seekg(vrAerop[BusBinVec(vrAerop, nroVuelo + 6)].pos * sizeof(sAerop));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9cm" svg:y="17.798cm" svg:viewBox="0 0 18000 846" draw:points="0,846 18000,846 18000,0 0,0">
              <text:p/>
            </draw:polygon>
            <draw:path draw:style-name="gr4" draw:text-style-name="P2" draw:layer="layout" svg:width="17.999cm" svg:height="0.863cm" svg:x="1.479cm" svg:y="17.79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45cm" svg:y="17.73cm">
            <draw:text-box>
              <text:p text:style-name="P3"><text:span text:style-name="T1"><text:s/>Aerops.read((char *)&amp;destino, sizeof(sAerop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497cm" svg:y="20.126cm" svg:viewBox="0 0 18000 801" draw:points="0,801 18000,801 18000,0 0,0">
              <text:p/>
            </draw:polygon>
            <draw:polygon draw:style-name="gr4" draw:text-style-name="P2" draw:layer="layout" svg:width="17.999cm" svg:height="0.8cm" svg:x="1.497cm" svg:y="20.126cm" svg:viewBox="0 0 18000 801" draw:points="0,801 18000,801 18000,0 0,0">
              <text:p/>
            </draw:polygon>
          </draw:g>
          <draw:frame draw:style-name="gr7" draw:text-style-name="P10" draw:layer="layout" svg:width="18cm" svg:height="0.8cm" svg:x="1.497cm" svg:y="20.126cm">
            <draw:text-box>
              <text:p text:style-name="P3"><text:span text:style-name="T22">anioSa </text:span><text:span text:style-name="T20">ß</text:span><text:span text:style-name="T23"> rVue.fechaSale / 10000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35cm" svg:y="20.857cm" svg:viewBox="0 0 18000 846" draw:points="0,846 18000,846 18000,0 0,0">
              <text:p/>
            </draw:polygon>
            <draw:path draw:style-name="gr4" draw:text-style-name="P2" draw:layer="layout" svg:width="17.999cm" svg:height="0.863cm" svg:x="1.435cm" svg:y="20.857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01cm" svg:y="20.789cm">
            <draw:text-box>
              <text:p text:style-name="P3"><text:span text:style-name="T1">FormatoHoraMin(rVue.horaSale, hhSa, mmSa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35cm" svg:y="21.607cm" svg:viewBox="0 0 18000 846" draw:points="0,846 18000,846 18000,0 0,0">
              <text:p/>
            </draw:polygon>
            <draw:path draw:style-name="gr4" draw:text-style-name="P2" draw:layer="layout" svg:width="17.999cm" svg:height="0.863cm" svg:x="1.435cm" svg:y="21.607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01cm" svg:y="21.539cm">
            <draw:text-box>
              <text:p text:style-name="P3"><text:span text:style-name="T1">HoraLlega(rVue.distKm, rVue.velCrucero, hhSa, mmSa, hhVi, mmVi, hhLl, mmLl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435cm" svg:y="23.258cm" svg:viewBox="0 0 18000 801" draw:points="0,801 18000,801 18000,0 0,0">
              <text:p/>
            </draw:polygon>
            <draw:polygon draw:style-name="gr4" draw:text-style-name="P2" draw:layer="layout" svg:width="17.999cm" svg:height="0.8cm" svg:x="1.435cm" svg:y="23.258cm" svg:viewBox="0 0 18000 801" draw:points="0,801 18000,801 18000,0 0,0">
              <text:p/>
            </draw:polygon>
          </draw:g>
          <draw:frame draw:style-name="gr7" draw:text-style-name="P10" draw:layer="layout" svg:width="18cm" svg:height="0.8cm" svg:x="1.435cm" svg:y="23.258cm">
            <draw:text-box>
              <text:p text:style-name="P5"><text:span text:style-name="T19"><text:s/>origen.ciudad[16] </text:span><text:span text:style-name="T20">ß</text:span><text:span text:style-name="T19"> '\0'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435cm" svg:y="24.008cm" svg:viewBox="0 0 18000 801" draw:points="0,801 18000,801 18000,0 0,0">
              <text:p/>
            </draw:polygon>
            <draw:polygon draw:style-name="gr4" draw:text-style-name="P2" draw:layer="layout" svg:width="17.999cm" svg:height="0.8cm" svg:x="1.435cm" svg:y="24.008cm" svg:viewBox="0 0 18000 801" draw:points="0,801 18000,801 18000,0 0,0">
              <text:p/>
            </draw:polygon>
          </draw:g>
          <draw:frame draw:style-name="gr7" draw:text-style-name="P10" draw:layer="layout" svg:width="18cm" svg:height="0.8cm" svg:x="1.435cm" svg:y="24.008cm">
            <draw:text-box>
              <text:p text:style-name="P5"><text:span text:style-name="T19"><text:s/>origen.nomAeropto[16] </text:span><text:span text:style-name="T20">ß</text:span><text:span text:style-name="T19"> '\0'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435cm" svg:y="24.758cm" svg:viewBox="0 0 18000 801" draw:points="0,801 18000,801 18000,0 0,0">
              <text:p/>
            </draw:polygon>
            <draw:polygon draw:style-name="gr4" draw:text-style-name="P2" draw:layer="layout" svg:width="17.999cm" svg:height="0.8cm" svg:x="1.435cm" svg:y="24.758cm" svg:viewBox="0 0 18000 801" draw:points="0,801 18000,801 18000,0 0,0">
              <text:p/>
            </draw:polygon>
          </draw:g>
          <draw:frame draw:style-name="gr7" draw:text-style-name="P10" draw:layer="layout" svg:width="18cm" svg:height="0.8cm" svg:x="1.435cm" svg:y="24.758cm">
            <draw:text-box>
              <text:p text:style-name="P5"><text:span text:style-name="T19"><text:s/>destino.ciudad[16] </text:span><text:span text:style-name="T20">ß</text:span><text:span text:style-name="T19"> '\0'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479cm" svg:y="25.574cm" svg:viewBox="0 0 18000 801" draw:points="0,801 18000,801 18000,0 0,0">
              <text:p/>
            </draw:polygon>
            <draw:polygon draw:style-name="gr4" draw:text-style-name="P2" draw:layer="layout" svg:width="17.999cm" svg:height="0.8cm" svg:x="1.479cm" svg:y="25.574cm" svg:viewBox="0 0 18000 801" draw:points="0,801 18000,801 18000,0 0,0">
              <text:p/>
            </draw:polygon>
          </draw:g>
          <draw:frame draw:style-name="gr7" draw:text-style-name="P10" draw:layer="layout" svg:width="18cm" svg:height="0.8cm" svg:x="1.479cm" svg:y="25.574cm">
            <draw:text-box>
              <text:p text:style-name="P5"><text:span text:style-name="T19"><text:s/>destino.nomAeropto[16] </text:span><text:span text:style-name="T20">ß</text:span><text:span text:style-name="T19"> '\0'</text:span></text:p>
            </draw:text-box>
          </draw:frame>
        </draw:g>
        <draw:g draw:style-name="gr2">
          <draw:polygon draw:style-name="gr17" draw:text-style-name="P15" draw:layer="layout" svg:width="18.749cm" svg:height="1.843cm" svg:x="1cm" svg:y="26.406cm" svg:viewBox="0 0 18750 1844" draw:points="17564,0 1182,0 0,1844 18750,1843">
            <text:p text:style-name="P14"><text:span text:style-name="T11">rVue.nroVuelo, ‘ ‘, origen.ciudad,’ ‘,origen.nomAeropto,’ ‘,rVue.empresa,’ ‘,rVue.marcaAeronv,</text:span></text:p>
            <text:p text:style-name="P14"><text:span text:style-name="T11">‘ ‘,destino.ciudad,’ ‘,destino.nomAeropto,’ ‘,destino.provin,’ ‘,diaSa,’ ‘,hh,’:’,mm,’ ‘,hhSa,’:’,</text:span></text:p>
            <text:p text:style-name="P14"><text:span text:style-name="T11">MmSa,’ ‘,hhVi,’:’,mmVi,’ ‘,hhLl,’:’,mmLl</text:span></text:p>
          </draw:polygon>
        </draw:g>
        <draw:g draw:style-name="gr1">
          <draw:g draw:style-name="gr2">
            <draw:polygon draw:style-name="gr3" draw:text-style-name="P1" draw:layer="layout" svg:width="17.999cm" svg:height="0.749cm" svg:x="1.479cm" svg:y="19.374cm" svg:viewBox="0 0 18000 750" draw:points="0,750 18000,750 18000,0 0,0">
              <text:p/>
            </draw:polygon>
            <draw:polygon draw:style-name="gr4" draw:text-style-name="P2" draw:layer="layout" svg:width="17.999cm" svg:height="0.749cm" svg:x="1.479cm" svg:y="19.374cm" svg:viewBox="0 0 18000 750" draw:points="0,750 18000,750 18000,0 0,0">
              <text:p/>
            </draw:polygon>
          </draw:g>
          <draw:frame draw:style-name="gr22" draw:text-style-name="P10" draw:layer="layout" svg:width="18cm" svg:height="0.749cm" svg:x="1.479cm" svg:y="19.374cm">
            <draw:text-box>
              <text:p text:style-name="P3"><text:span text:style-name="T22">mesSa </text:span><text:span text:style-name="T20">ß</text:span><text:span text:style-name="T19"> </text:span><text:span text:style-name="T23"><text:s/>rVue.fechaSale / 100 % 100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57cm" svg:x="1.479cm" svg:y="18.601cm" svg:viewBox="0 0 18000 758" draw:points="0,758 18000,758 18000,0 0,0">
              <text:p/>
            </draw:polygon>
            <draw:polygon draw:style-name="gr4" draw:text-style-name="P2" draw:layer="layout" svg:width="17.999cm" svg:height="0.757cm" svg:x="1.479cm" svg:y="18.601cm" svg:viewBox="0 0 18000 758" draw:points="0,758 18000,758 18000,0 0,0">
              <text:p/>
            </draw:polygon>
          </draw:g>
          <draw:frame draw:style-name="gr6" draw:text-style-name="P10" draw:layer="layout" svg:width="18cm" svg:height="1cm" svg:x="1.479cm" svg:y="18.48cm">
            <draw:text-box>
              <text:p text:style-name="P5"><text:span text:style-name="T19"><text:s/>diaSa </text:span><text:span text:style-name="T20">ß</text:span><text:span text:style-name="T19"> rVue.fechaSale % 10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5cm" svg:y="22.418cm" svg:viewBox="0 0 18000 846" draw:points="0,846 18000,846 18000,0 0,0">
              <text:p/>
            </draw:polygon>
            <draw:path draw:style-name="gr4" draw:text-style-name="P2" draw:layer="layout" svg:width="17.999cm" svg:height="0.863cm" svg:x="1.5cm" svg:y="22.4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366cm" svg:y="22.35cm">
            <draw:text-box>
              <text:p text:style-name="P3"><text:span text:style-name="T1">VerifEstado(estado, hhSa, mmSa, hhLl, diaSa, mesSa, anioSa)</text:span></text:p>
            </draw:text-box>
          </draw:frame>
        </draw:g>
      </draw:page>
      <draw:page draw:name="page4" draw:style-name="dp1" draw:master-page-name="Predeterminado">
        <draw:g draw:style-name="gr2">
          <draw:polygon draw:style-name="gr12" draw:text-style-name="P16" draw:layer="layout" svg:width="19.499cm" svg:height="21.749cm" svg:x="0.972cm" svg:y="5.75cm" svg:viewBox="0 0 19500 21750" draw:points="0,21750 19500,21750 19500,0 0,0">
            <text:p/>
          </draw:polygon>
          <draw:polygon draw:style-name="gr13" draw:text-style-name="P17" draw:layer="layout" svg:width="19.499cm" svg:height="21.749cm" svg:x="0.972cm" svg:y="5.75cm" svg:viewBox="0 0 19500 21750" draw:points="0,21750 19500,21750 19500,0 0,0">
            <text:p/>
          </draw:polygon>
        </draw:g>
        <draw:g draw:style-name="gr1">
          <draw:g draw:style-name="gr2">
            <draw:path draw:style-name="gr3" draw:text-style-name="P1" draw:layer="layout" svg:width="0.998cm" svg:height="0.901cm" svg:x="10.251cm" svg:y="28.407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  <draw:path draw:style-name="gr4" draw:text-style-name="P2" draw:layer="layout" svg:width="0.998cm" svg:height="0.901cm" svg:x="10.251cm" svg:y="28.407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</draw:g>
          <draw:frame draw:style-name="gr9" draw:text-style-name="P8" draw:layer="layout" svg:width="0.999cm" svg:height="0.9cm" svg:x="10.25cm" svg:y="28.407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1cm" svg:y="0.32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0.329cm" svg:viewBox="0 0 19500 1001" draw:points="639,1001 18861,1001 19500,500 18861,0 639,0 0,500">
              <text:p/>
            </draw:polygon>
          </draw:g>
          <draw:frame draw:style-name="gr15" draw:text-style-name="P8" draw:layer="layout" svg:width="18.227cm" svg:height="1.159cm" svg:x="1.636cm" svg:y="0.25cm">
            <draw:text-box>
              <text:p text:style-name="P5"><text:span text:style-name="T4">void <text:s/>ListVueAeropSld (ifstream &amp;Aerops, ifstream &amp;Vues, tvrAerop &amp;vrAerop, tLista &amp;lVue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75cm" svg:y="1.818cm" svg:viewBox="0 0 18000 846" draw:points="0,846 18000,846 18000,0 0,0">
              <text:p/>
            </draw:polygon>
            <draw:path draw:style-name="gr4" draw:text-style-name="P2" draw:layer="layout" svg:width="17.999cm" svg:height="0.863cm" svg:x="1.75cm" svg:y="1.8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616cm" svg:y="1.75cm">
            <draw:text-box>
              <text:p text:style-name="P3"><text:span text:style-name="T24">GetTime(hh, mm, s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75cm" svg:y="2.568cm" svg:viewBox="0 0 18000 846" draw:points="0,846 18000,846 18000,0 0,0">
              <text:p/>
            </draw:polygon>
            <draw:path draw:style-name="gr4" draw:text-style-name="P2" draw:layer="layout" svg:width="17.999cm" svg:height="0.863cm" svg:x="1.75cm" svg:y="2.56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616cm" svg:y="2.5cm">
            <draw:text-box>
              <text:p text:style-name="P3"><text:span text:style-name="T24">GetDate(anio, mes, dia, d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6.06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6.06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6cm">
            <draw:text-box>
              <text:p text:style-name="P3"><text:span text:style-name="T24"><text:s/>Aerops.clear()</text:span></text:p>
            </draw:text-box>
          </draw:frame>
        </draw:g>
        <draw:g draw:style-name="gr2">
          <draw:polygon draw:style-name="gr17" draw:text-style-name="P15" draw:layer="layout" svg:width="18.249cm" svg:height="1.249cm" svg:x="1.5cm" svg:y="3.5cm" svg:viewBox="0 0 18250 1250" draw:points="17096,0 1150,0 0,1250 18250,1249">
            <text:p text:style-name="P14"><text:span text:style-name="T11">===========================================================================</text:span></text:p>
            <text:p text:style-name="P14"><text:span text:style-name="T11">“Listado Salidas Aerop. Origen a otros Aerop. Llegada, del dia”, dia</text:span></text:p>
          </draw:polygon>
        </draw:g>
        <draw:g draw:style-name="gr1">
          <draw:g draw:style-name="gr2">
            <draw:polygon draw:style-name="gr23" draw:text-style-name="P18" draw:layer="layout" svg:width="19.249cm" svg:height="0.964cm" svg:x="1cm" svg:y="4.785cm" svg:viewBox="0 0 19250 965" draw:points="0,965 19250,965 19250,0 0,0">
              <text:p/>
            </draw:polygon>
            <draw:polygon draw:style-name="gr24" draw:text-style-name="P17" draw:layer="layout" svg:width="19.249cm" svg:height="0.964cm" svg:x="1cm" svg:y="4.785cm" svg:viewBox="0 0 19250 965" draw:points="0,965 19250,965 19250,0 0,0">
              <text:p/>
            </draw:polygon>
          </draw:g>
          <draw:frame draw:style-name="gr25" draw:text-style-name="P19" draw:layer="layout" svg:width="19.249cm" svg:height="0.964cm" svg:x="1cm" svg:y="4.785cm">
            <draw:text-box>
              <text:p text:style-name="P5"><text:span text:style-name="T25">i </text:span><text:span text:style-name="T14">ß</text:span><text:span text:style-name="T15"> 0 <text:s text:c="3"/>↑ <text:s text:c="2"/>i &lt; CANT_AEROP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7.81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7.8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7.75cm">
            <draw:text-box>
              <text:p text:style-name="P3"><text:span text:style-name="T24">Aerops.read((char *)&amp;rAerop, sizeof(rAerop))</text:span></text:p>
            </draw:text-box>
          </draw:frame>
        </draw:g>
        <draw:g draw:style-name="gr2">
          <draw:polygon draw:style-name="gr17" draw:text-style-name="P15" draw:layer="layout" svg:width="12.999cm" svg:height="1.361cm" svg:x="2cm" svg:y="10.138cm" svg:viewBox="0 0 13000 1362" draw:points="12178,0 819,0 0,1362 13000,1361">
            <text:p text:style-name="P14"><text:span text:style-name="T11">“Aerop. origen: “, <text:s/>rAerop.codIATA, “ ”, rAerop.nomAeropto, “ </text:span></text:p>
            <text:p text:style-name="P14"><text:span text:style-name="T11">Ciudad: “, rAerop.ciudad, "NroVue. <text:s text:c="2"/>Empresa <text:s text:c="2"/>Marca <text:s text:c="4"/></text:span></text:p>
            <text:p text:style-name="P14"><text:span text:style-name="T11">Ciu.Dest. <text:s text:c="4"/>Nom.Aerop.Dest. <text:s text:c="2"/>Estado <text:s text:c="2"/>dia <text:s/>hhAct <text:s/>hhSa <text:s/>t.V. <text:s/>hhLl"</text:span></text:p>
            <text:p text:style-name="P14"><text:span text:style-name="T11"/></text:p>
          </draw:polygon>
        </draw:g>
        <draw:g draw:style-name="gr2">
          <draw:polygon draw:style-name="gr12" draw:text-style-name="P1" draw:layer="layout" svg:width="19.249cm" svg:height="14.231cm" svg:x="1.235cm" svg:y="13.018cm" svg:viewBox="0 0 19250 14232" draw:points="0,14232 19250,14232 19250,0 0,0">
            <text:p/>
          </draw:polygon>
          <draw:polygon draw:style-name="gr13" draw:text-style-name="P2" draw:layer="layout" svg:width="19.249cm" svg:height="14.231cm" svg:x="1.235cm" svg:y="13.018cm" svg:viewBox="0 0 19250 14232" draw:points="0,14232 19250,14232 19250,0 0,0">
            <text:p/>
          </draw:polygon>
        </draw:g>
        <draw:g draw:style-name="gr1">
          <draw:g draw:style-name="gr2">
            <draw:polygon draw:style-name="gr3" draw:text-style-name="P1" draw:layer="layout" svg:width="17.999cm" svg:height="0.819cm" svg:x="1.85cm" svg:y="16.279cm" svg:viewBox="0 0 18000 820" draw:points="0,820 18000,820 18000,0 0,0">
              <text:p/>
            </draw:polygon>
            <draw:path draw:style-name="gr4" draw:text-style-name="P2" draw:layer="layout" svg:width="17.999cm" svg:height="0.837cm" svg:x="1.85cm" svg:y="16.279cm" svg:viewBox="0 0 18000 838" svg:d="M0 838h18000v-838h-18000zM864 838v-838M17133 838v-838">
              <text:p/>
            </draw:path>
          </draw:g>
          <draw:frame draw:style-name="gr26" draw:text-style-name="P4" draw:layer="layout" svg:width="16.259cm" svg:height="0.969cm" svg:x="2.716cm" svg:y="16.213cm">
            <draw:text-box>
              <text:p text:style-name="P3"><text:span text:style-name="T24"><text:s/>Aerops.seekg( <text:s/>vrAerop[BusBinVec(vrAerop, rVue.nroVuelo + 6)].pos*sizeof(sAerop) <text:s/>)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249cm" svg:height="0.8cm" svg:x="1.285cm" svg:y="12.163cm" svg:viewBox="0 0 19250 801" draw:points="0,801 19250,801 19250,0 0,0">
              <text:p/>
            </draw:polygon>
            <draw:polygon draw:style-name="gr4" draw:text-style-name="P2" draw:layer="layout" svg:width="19.249cm" svg:height="0.8cm" svg:x="1.285cm" svg:y="12.163cm" svg:viewBox="0 0 19250 801" draw:points="0,801 19250,801 19250,0 0,0">
              <text:p/>
            </draw:polygon>
          </draw:g>
          <draw:frame draw:style-name="gr7" draw:text-style-name="P13" draw:layer="layout" svg:width="19.249cm" svg:height="0.8cm" svg:x="1.285cm" svg:y="12.163cm">
            <draw:text-box>
              <text:p text:style-name="P5"><text:span text:style-name="T3">lVues ^ strncmp(lVues-&gt;info.nroVuelo, rAerop.codIATA, 3) = 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808cm" svg:y="13.031cm" svg:viewBox="0 0 18000 820" draw:points="0,820 18000,820 18000,0 0,0">
              <text:p/>
            </draw:polygon>
            <draw:path draw:style-name="gr4" draw:text-style-name="P2" draw:layer="layout" svg:width="17.999cm" svg:height="0.837cm" svg:x="1.808cm" svg:y="13.031cm" svg:viewBox="0 0 18000 838" svg:d="M0 838h18000v-838h-18000zM864 838v-838M17133 838v-838">
              <text:p/>
            </draw:path>
          </draw:g>
          <draw:frame draw:style-name="gr19" draw:text-style-name="P4" draw:layer="layout" svg:width="16.259cm" svg:height="0.97cm" svg:x="2.674cm" svg:y="12.965cm">
            <draw:text-box>
              <text:p text:style-name="P3"><text:span text:style-name="T24">Vues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808cm" svg:y="13.865cm" svg:viewBox="0 0 18000 820" draw:points="0,820 18000,820 18000,0 0,0">
              <text:p/>
            </draw:polygon>
            <draw:path draw:style-name="gr4" draw:text-style-name="P2" draw:layer="layout" svg:width="17.999cm" svg:height="0.837cm" svg:x="1.808cm" svg:y="13.865cm" svg:viewBox="0 0 18000 838" svg:d="M0 838h18000v-838h-18000zM864 838v-838M17133 838v-838">
              <text:p/>
            </draw:path>
          </draw:g>
          <draw:frame draw:style-name="gr19" draw:text-style-name="P4" draw:layer="layout" svg:width="16.259cm" svg:height="0.97cm" svg:x="2.674cm" svg:y="13.799cm">
            <draw:text-box>
              <text:p text:style-name="P3"><text:span text:style-name="T24">Vues.seekg(lVues-&gt;info.pos * sizeof(rVue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808cm" svg:y="14.646cm" svg:viewBox="0 0 18000 820" draw:points="0,820 18000,820 18000,0 0,0">
              <text:p/>
            </draw:polygon>
            <draw:path draw:style-name="gr4" draw:text-style-name="P2" draw:layer="layout" svg:width="17.999cm" svg:height="0.837cm" svg:x="1.808cm" svg:y="14.646cm" svg:viewBox="0 0 18000 838" svg:d="M0 838h18000v-838h-18000zM864 838v-838M17133 838v-838">
              <text:p/>
            </draw:path>
          </draw:g>
          <draw:frame draw:style-name="gr26" draw:text-style-name="P4" draw:layer="layout" svg:width="16.259cm" svg:height="0.969cm" svg:x="2.674cm" svg:y="14.581cm">
            <draw:text-box>
              <text:p text:style-name="P3"><text:span text:style-name="T24">Vues.read((char *)&amp;rVue, sizeof(rVue)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822cm" svg:y="15.445cm" svg:viewBox="0 0 18000 820" draw:points="0,820 18000,820 18000,0 0,0">
              <text:p/>
            </draw:polygon>
            <draw:path draw:style-name="gr4" draw:text-style-name="P2" draw:layer="layout" svg:width="17.999cm" svg:height="0.837cm" svg:x="1.822cm" svg:y="15.445cm" svg:viewBox="0 0 18000 838" svg:d="M0 838h18000v-838h-18000zM864 838v-838M17133 838v-838">
              <text:p/>
            </draw:path>
          </draw:g>
          <draw:frame draw:style-name="gr26" draw:text-style-name="P4" draw:layer="layout" svg:width="16.259cm" svg:height="0.969cm" svg:x="2.688cm" svg:y="15.379cm">
            <draw:text-box>
              <text:p text:style-name="P3"><text:span text:style-name="T24"><text:s/>Aerops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965cm" svg:y="6.927cm" svg:viewBox="0 0 18000 846" draw:points="0,846 18000,846 18000,0 0,0">
              <text:p/>
            </draw:polygon>
            <draw:path draw:style-name="gr4" draw:text-style-name="P2" draw:layer="layout" svg:width="17.999cm" svg:height="0.863cm" svg:x="1.965cm" svg:y="6.927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31cm" svg:y="6.859cm">
            <draw:text-box>
              <text:p text:style-name="P3"><text:span text:style-name="T24"><text:s/>Aerops.seekg(vrAerop[i].pos * sizeof(sAerop))</text:span></text:p>
            </draw:text-box>
          </draw:frame>
        </draw:g>
        <draw:g draw:style-name="gr2">
          <draw:polygon draw:style-name="gr17" draw:text-style-name="P15" draw:layer="layout" svg:width="18.249cm" svg:height="1.499cm" svg:x="1.843cm" svg:y="24.38cm" svg:viewBox="0 0 18250 1500" draw:points="17096,0 1150,0 0,1500 18250,1499">
            <text:p text:style-name="P14"><text:span text:style-name="T11">rVue.nroVuelo, ‘ ’, rVue.empresa, ‘ ’, rVue.marcaAeronv, ‘ ‘, aeropDest.ciudad. ‘ ’, </text:span></text:p>
            <text:p text:style-name="P14"><text:span text:style-name="T11">aeropDest.nomAeropto, ‘ ’, "Activo", ‘ ‘, dia, ‘ ‘, hh, ‘:’, mm, “ ”, hhSa, ‘:’, mmSa, “ “, </text:span></text:p>
            <text:p text:style-name="P14"><text:span text:style-name="T11">hhVi, ‘:’, mmVi, “ ”, hhLl, ‘:’, mmLl</text:span></text:p>
            <text:p text:style-name="P14"><text:span text:style-name="T11"/></text:p>
            <text:p text:style-name="P14"><text:span text:style-name="T11"/></text:p>
          </draw:polygon>
        </draw:g>
        <draw:g draw:style-name="gr1">
          <draw:g draw:style-name="gr2">
            <draw:polygon draw:style-name="gr3" draw:text-style-name="P1" draw:layer="layout" svg:width="17.999cm" svg:height="0.845cm" svg:x="1.75cm" svg:y="26.068cm" svg:viewBox="0 0 18000 846" draw:points="0,846 18000,846 18000,0 0,0">
              <text:p/>
            </draw:polygon>
            <draw:path draw:style-name="gr4" draw:text-style-name="P2" draw:layer="layout" svg:width="17.999cm" svg:height="0.863cm" svg:x="1.75cm" svg:y="26.06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616cm" svg:y="26cm">
            <draw:text-box>
              <text:p text:style-name="P3"><text:span text:style-name="T24">SacarPrimerNodo(lVue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91cm" svg:x="1.75cm" svg:y="27.594cm" svg:viewBox="0 0 18000 792" draw:points="0,792 18000,792 18000,0 0,0">
              <text:p/>
            </draw:polygon>
            <draw:polygon draw:style-name="gr4" draw:text-style-name="P2" draw:layer="layout" svg:width="17.999cm" svg:height="0.791cm" svg:x="1.75cm" svg:y="27.594cm" svg:viewBox="0 0 18000 792" draw:points="0,792 18000,792 18000,0 0,0">
              <text:p/>
            </draw:polygon>
          </draw:g>
          <draw:frame draw:style-name="gr27" draw:text-style-name="P20" draw:layer="layout" svg:width="18cm" svg:height="0.977cm" svg:x="1.75cm" svg:y="27.5cm">
            <draw:text-box>
              <text:p text:style-name="P3"><text:span text:style-name="T26">fclose(stdout)</text:span></text:p>
            </draw:text-box>
          </draw:frame>
        </draw:g>
        <draw:polygon draw:style-name="gr4" draw:text-style-name="P17" draw:layer="layout" svg:width="4.499cm" svg:height="2.249cm" svg:x="15.25cm" svg:y="9.75cm" svg:viewBox="0 0 4500 2250" draw:points="0,2250 4500,2250 4500,0 0,0">
          <text:p/>
        </draw:polygon>
        <draw:line draw:style-name="gr4" draw:text-style-name="P2" draw:layer="layout" svg:x1="15.547cm" svg:y1="12cm" svg:x2="19.75cm" svg:y2="9.75cm">
          <text:p/>
        </draw:line>
        <draw:g draw:style-name="gr2">
          <draw:polygon draw:style-name="gr4" draw:text-style-name="P17" draw:layer="layout" svg:width="18.249cm" svg:height="1.077cm" svg:x="1.5cm" svg:y="8.716cm" svg:viewBox="0 0 18250 1078" draw:points="18250,1078 9127,0 0,1078">
            <text:p/>
          </draw:polygon>
        </draw:g>
        <draw:polygon draw:style-name="gr4" draw:text-style-name="P17" draw:layer="layout" svg:width="13.749cm" svg:height="2.25cm" svg:x="1.5cm" svg:y="9.75cm" svg:viewBox="0 0 13750 2251" draw:points="0,2251 13750,2251 13750,0 0,0">
          <text:p/>
        </draw:polygon>
        <draw:frame draw:style-name="gr28" draw:text-style-name="P21" draw:layer="layout" svg:width="11.594cm" svg:height="1.099cm" svg:x="5.157cm" svg:y="9.245cm">
          <draw:text-box>
            <text:p><text:span text:style-name="T27"><text:s text:c="5"/>lVues != NULL <text:s/>^ <text:s/>strncmp(aeropDest.codIATA, codDest, 3) = 0</text:span></text:p>
          </draw:text-box>
        </draw:frame>
        <draw:g draw:style-name="gr1">
          <draw:g draw:style-name="gr2">
            <draw:polygon draw:style-name="gr3" draw:text-style-name="P1" draw:layer="layout" svg:width="17.999cm" svg:height="0.819cm" svg:x="1.878cm" svg:y="17.142cm" svg:viewBox="0 0 18000 820" draw:points="0,820 18000,820 18000,0 0,0">
              <text:p/>
            </draw:polygon>
            <draw:path draw:style-name="gr4" draw:text-style-name="P2" draw:layer="layout" svg:width="17.999cm" svg:height="0.837cm" svg:x="1.878cm" svg:y="17.142cm" svg:viewBox="0 0 18000 838" svg:d="M0 838h18000v-838h-18000zM864 838v-838M17133 838v-838">
              <text:p/>
            </draw:path>
          </draw:g>
          <draw:frame draw:style-name="gr26" draw:text-style-name="P4" draw:layer="layout" svg:width="16.259cm" svg:height="0.969cm" svg:x="2.744cm" svg:y="17.076cm">
            <draw:text-box>
              <text:p text:style-name="P3"><text:span text:style-name="T24">Aerops.read((char *)&amp;aeropDest, sizeof(sAerop)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76cm" svg:x="1.866cm" svg:y="19.494cm" svg:viewBox="0 0 18000 777" draw:points="0,777 18000,777 18000,0 0,0">
              <text:p/>
            </draw:polygon>
            <draw:polygon draw:style-name="gr4" draw:text-style-name="P2" draw:layer="layout" svg:width="17.999cm" svg:height="0.776cm" svg:x="1.866cm" svg:y="19.494cm" svg:viewBox="0 0 18000 777" draw:points="0,777 18000,777 18000,0 0,0">
              <text:p/>
            </draw:polygon>
          </draw:g>
          <draw:frame draw:style-name="gr29" draw:text-style-name="P20" draw:layer="layout" svg:width="18cm" svg:height="0.776cm" svg:x="1.866cm" svg:y="19.494cm">
            <draw:text-box>
              <text:p text:style-name="P3"><text:span text:style-name="T22">anioSa </text:span><text:span text:style-name="T20">ß</text:span><text:span text:style-name="T23"> rVue.fechaSale / 10000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878cm" svg:y="20.293cm" svg:viewBox="0 0 18000 820" draw:points="0,820 18000,820 18000,0 0,0">
              <text:p/>
            </draw:polygon>
            <draw:path draw:style-name="gr4" draw:text-style-name="P2" draw:layer="layout" svg:width="17.999cm" svg:height="0.837cm" svg:x="1.878cm" svg:y="20.293cm" svg:viewBox="0 0 18000 838" svg:d="M0 838h18000v-838h-18000zM864 838v-838M17133 838v-838">
              <text:p/>
            </draw:path>
          </draw:g>
          <draw:frame draw:style-name="gr19" draw:text-style-name="P4" draw:layer="layout" svg:width="16.259cm" svg:height="0.97cm" svg:x="2.744cm" svg:y="20.227cm">
            <draw:text-box>
              <text:p text:style-name="P3"><text:span text:style-name="T28">FormatoHoraMin(rVue.horaSale, hhSa, mmSa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878cm" svg:y="21.02cm" svg:viewBox="0 0 18000 820" draw:points="0,820 18000,820 18000,0 0,0">
              <text:p/>
            </draw:polygon>
            <draw:path draw:style-name="gr4" draw:text-style-name="P2" draw:layer="layout" svg:width="17.999cm" svg:height="0.837cm" svg:x="1.878cm" svg:y="21.02cm" svg:viewBox="0 0 18000 838" svg:d="M0 838h18000v-838h-18000zM864 838v-838M17133 838v-838">
              <text:p/>
            </draw:path>
          </draw:g>
          <draw:frame draw:style-name="gr19" draw:text-style-name="P4" draw:layer="layout" svg:width="16.259cm" svg:height="0.97cm" svg:x="2.744cm" svg:y="20.954cm">
            <draw:text-box>
              <text:p text:style-name="P3"><text:span text:style-name="T28">HoraLlega(rVue.distKm, rVue.velCrucero, hhSa, mmSa, hhVi, mmVi, hhLl, mmLl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26cm" svg:x="1.885cm" svg:y="18.746cm" svg:viewBox="0 0 18000 727" draw:points="0,727 18000,727 18000,0 0,0">
              <text:p/>
            </draw:polygon>
            <draw:polygon draw:style-name="gr4" draw:text-style-name="P2" draw:layer="layout" svg:width="17.999cm" svg:height="0.726cm" svg:x="1.885cm" svg:y="18.746cm" svg:viewBox="0 0 18000 727" draw:points="0,727 18000,727 18000,0 0,0">
              <text:p/>
            </draw:polygon>
          </draw:g>
          <draw:frame draw:style-name="gr30" draw:text-style-name="P20" draw:layer="layout" svg:width="18cm" svg:height="0.727cm" svg:x="1.885cm" svg:y="18.746cm">
            <draw:text-box>
              <text:p text:style-name="P3"><text:span text:style-name="T22">mesSa </text:span><text:span text:style-name="T20">ß</text:span><text:span text:style-name="T19"> </text:span><text:span text:style-name="T23"><text:s/>rVue.fechaSale / 100 % 100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34cm" svg:x="1.904cm" svg:y="17.979cm" svg:viewBox="0 0 18000 735" draw:points="0,735 18000,735 18000,0 0,0">
              <text:p/>
            </draw:polygon>
            <draw:polygon draw:style-name="gr4" draw:text-style-name="P2" draw:layer="layout" svg:width="17.999cm" svg:height="0.734cm" svg:x="1.904cm" svg:y="17.979cm" svg:viewBox="0 0 18000 735" draw:points="0,735 18000,735 18000,0 0,0">
              <text:p/>
            </draw:polygon>
          </draw:g>
          <draw:frame draw:style-name="gr19" draw:text-style-name="P10" draw:layer="layout" svg:width="18cm" svg:height="0.97cm" svg:x="1.904cm" svg:y="17.862cm">
            <draw:text-box>
              <text:p text:style-name="P5"><text:span text:style-name="T19"><text:s/>diaSa </text:span><text:span text:style-name="T20">ß</text:span><text:span text:style-name="T19"> rVue.fechaSale % 10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76cm" svg:x="1.938cm" svg:y="23.562cm" svg:viewBox="0 0 18000 777" draw:points="0,777 18000,777 18000,0 0,0">
              <text:p/>
            </draw:polygon>
            <draw:polygon draw:style-name="gr4" draw:text-style-name="P2" draw:layer="layout" svg:width="17.999cm" svg:height="0.776cm" svg:x="1.938cm" svg:y="23.562cm" svg:viewBox="0 0 18000 777" draw:points="0,777 18000,777 18000,0 0,0">
              <text:p/>
            </draw:polygon>
          </draw:g>
          <draw:frame draw:style-name="gr29" draw:text-style-name="P20" draw:layer="layout" svg:width="18cm" svg:height="0.776cm" svg:x="1.938cm" svg:y="23.562cm">
            <draw:text-box>
              <text:p text:style-name="P3"><text:span text:style-name="T22">aeropDest.nomAeropto[16] </text:span><text:span text:style-name="T29">ß</text:span><text:span text:style-name="T23"> '\0'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76cm" svg:x="1.969cm" svg:y="22.75cm" svg:viewBox="0 0 18000 777" draw:points="0,777 18000,777 18000,0 0,0">
              <text:p/>
            </draw:polygon>
            <draw:polygon draw:style-name="gr4" draw:text-style-name="P2" draw:layer="layout" svg:width="17.999cm" svg:height="0.776cm" svg:x="1.969cm" svg:y="22.75cm" svg:viewBox="0 0 18000 777" draw:points="0,777 18000,777 18000,0 0,0">
              <text:p/>
            </draw:polygon>
          </draw:g>
          <draw:frame draw:style-name="gr29" draw:text-style-name="P20" draw:layer="layout" svg:width="18cm" svg:height="0.776cm" svg:x="1.969cm" svg:y="22.75cm">
            <draw:text-box>
              <text:p text:style-name="P3"><text:span text:style-name="T22">aeropDest.ciudad[16] </text:span><text:span text:style-name="T29">ß</text:span><text:span text:style-name="T23"> '\0'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19cm" svg:x="1.908cm" svg:y="21.878cm" svg:viewBox="0 0 18000 820" draw:points="0,820 18000,820 18000,0 0,0">
              <text:p/>
            </draw:polygon>
            <draw:path draw:style-name="gr4" draw:text-style-name="P2" draw:layer="layout" svg:width="17.999cm" svg:height="0.837cm" svg:x="1.908cm" svg:y="21.878cm" svg:viewBox="0 0 18000 838" svg:d="M0 838h18000v-838h-18000zM864 838v-838M17133 838v-838">
              <text:p/>
            </draw:path>
          </draw:g>
          <draw:frame draw:style-name="gr19" draw:text-style-name="P4" draw:layer="layout" svg:width="16.259cm" svg:height="0.97cm" svg:x="2.774cm" svg:y="21.812cm">
            <draw:text-box>
              <text:p text:style-name="P3"><text:span text:style-name="T28">VerifEstado(estado, hhSa, mmSa, hhLl, mmLl, diaSa, mesSa, anioSa); </text:span></text:p>
            </draw:text-box>
          </draw:frame>
        </draw:g>
      </draw:page>
      <draw:page draw:name="page5" draw:style-name="dp1" draw:master-page-name="Predeterminado">
        <draw:g draw:style-name="gr1">
          <draw:g draw:style-name="gr2">
            <draw:path draw:style-name="gr3" draw:text-style-name="P1" draw:layer="layout" svg:width="0.9cm" svg:height="0.88cm" svg:x="10cm" svg:y="5.1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cm" svg:y="5.1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cm" svg:y="5.1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75cm" svg:y="1.2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1.2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386cm" svg:y="1.25cm">
            <draw:text-box>
              <text:p text:style-name="P5"><text:span text:style-name="T3">void</text:span><text:span text:style-name="T4"> Cerrar(ARCHIVO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75cm" svg:y="4.184cm" svg:viewBox="0 0 18000 846" draw:points="0,846 18000,846 18000,0 0,0">
              <text:p/>
            </draw:polygon>
            <draw:path draw:style-name="gr4" draw:text-style-name="P2" draw:layer="layout" svg:width="17.999cm" svg:height="0.863cm" svg:x="1.75cm" svg:y="4.219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616cm" svg:y="4.151cm">
            <draw:text-box>
              <text:p text:style-name="P3"><text:span text:style-name="T1">Conslts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1.75cm" svg:y="3.402cm" svg:viewBox="0 0 18000 845" draw:points="0,845 18000,845 18000,0 0,0">
              <text:p/>
            </draw:polygon>
            <draw:path draw:style-name="gr4" draw:text-style-name="P2" draw:layer="layout" svg:width="17.999cm" svg:height="0.862cm" svg:x="1.75cm" svg:y="3.42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616cm" svg:y="3.351cm">
            <draw:text-box>
              <text:p text:style-name="P3"><text:span text:style-name="T1">Vues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75cm" svg:y="2.569cm" svg:viewBox="0 0 18000 846" draw:points="0,846 18000,846 18000,0 0,0">
              <text:p/>
            </draw:polygon>
            <draw:path draw:style-name="gr4" draw:text-style-name="P2" draw:layer="layout" svg:width="17.999cm" svg:height="0.863cm" svg:x="1.75cm" svg:y="2.569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616cm" svg:y="2.501cm">
            <draw:text-box>
              <text:p text:style-name="P3"><text:span text:style-name="T1">Aerops.close()</text:span></text:p>
            </draw:text-box>
          </draw:frame>
        </draw:g>
        <draw:polygon draw:style-name="gr10" draw:text-style-name="P9" draw:layer="layout" svg:width="0.146cm" svg:height="0.043cm" svg:x="4.266cm" svg:y="21.572cm" svg:viewBox="0 0 147 44" draw:points="0,0 74,44 147,44 74,0">
          <text:p/>
        </draw:polygon>
        <draw:polygon draw:style-name="gr10" draw:text-style-name="P9" draw:layer="layout" svg:width="0.109cm" svg:height="0.086cm" svg:x="4.193cm" svg:y="21.83cm" svg:viewBox="0 0 110 87" draw:points="0,44 74,87 110,44 36,44 36,0">
          <text:p/>
        </draw:polygon>
        <draw:polygon draw:style-name="gr10" draw:text-style-name="P9" draw:layer="layout" svg:width="0.365cm" svg:height="0.431cm" svg:x="4.522cm" svg:y="21.442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7" draw:layer="layout" svg:width="19.499cm" svg:height="1cm" svg:x="0.75cm" svg:y="20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20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386cm" svg:y="20cm">
            <draw:text-box>
              <text:p text:style-name="P5"><text:span text:style-name="T4"><text:s/></text:span><text:span text:style-name="T3">void</text:span><text:span text:style-name="T4"> IntCmb(sTblAerop <text:s/>S: sElem1, sTblAerop <text:s/>S: sElem2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99cm" svg:x="1.75cm" svg:y="23.051cm" svg:viewBox="0 0 18000 800" draw:points="0,800 18000,800 18000,0 0,0">
              <text:p/>
            </draw:polygon>
            <draw:polygon draw:style-name="gr4" draw:text-style-name="P2" draw:layer="layout" svg:width="17.999cm" svg:height="0.799cm" svg:x="1.75cm" svg:y="23.051cm" svg:viewBox="0 0 18000 800" draw:points="0,800 18000,800 18000,0 0,0">
              <text:p/>
            </draw:polygon>
          </draw:g>
          <draw:frame draw:style-name="gr31" draw:text-style-name="P8" draw:layer="layout" svg:width="17.999cm" svg:height="0.799cm" svg:x="1.75cm" svg:y="23.051cm">
            <draw:text-box>
              <text:p text:style-name="P5"><text:span text:style-name="T9">sElem2 </text:span><text:span text:style-name="T20">ß</text:span><text:span text:style-name="T9"> auxiliar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395cm" svg:y="23.822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395cm" svg:y="23.822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394cm" svg:y="23.822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75cm" svg:y="22.25cm" svg:viewBox="0 0 17996 801" draw:points="0,801 17996,801 17996,0 0,0">
              <text:p/>
            </draw:polygon>
            <draw:polygon draw:style-name="gr4" draw:text-style-name="P2" draw:layer="layout" svg:width="17.995cm" svg:height="0.8cm" svg:x="1.75cm" svg:y="22.25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75cm" svg:y="22.25cm">
            <draw:text-box>
              <text:p text:style-name="P5"><text:span text:style-name="T9">sElem1 </text:span><text:span text:style-name="T6">ß</text:span><text:span text:style-name="T4"> sElem2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75cm" svg:y="21.5cm" svg:viewBox="0 0 17996 801" draw:points="0,801 17996,801 17996,0 0,0">
              <text:p/>
            </draw:polygon>
            <draw:polygon draw:style-name="gr4" draw:text-style-name="P2" draw:layer="layout" svg:width="17.995cm" svg:height="0.8cm" svg:x="1.75cm" svg:y="21.5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75cm" svg:y="21.5cm">
            <draw:text-box>
              <text:p text:style-name="P5"><text:span text:style-name="T9">auxiliar </text:span><text:span text:style-name="T6">ß</text:span><text:span text:style-name="T4"> sElem1</text:span></text:p>
            </draw:text-box>
          </draw:frame>
        </draw:g>
        <draw:g draw:style-name="gr2">
          <draw:polygon draw:style-name="gr32" draw:text-style-name="P1" draw:layer="layout" svg:width="19.499cm" svg:height="6.999cm" svg:x="0.75cm" svg:y="9.501cm" svg:viewBox="0 0 19500 7000" draw:points="0,7000 19500,7000 19500,0 0,0">
            <text:p/>
          </draw:polygon>
          <draw:polygon draw:style-name="gr13" draw:text-style-name="P2" draw:layer="layout" svg:width="19.499cm" svg:height="6.999cm" svg:x="0.75cm" svg:y="9.501cm" svg:viewBox="0 0 19500 7000" draw:points="0,7000 19500,7000 19500,0 0,0">
            <text:p/>
          </draw:polygon>
        </draw:g>
        <draw:g draw:style-name="gr1">
          <draw:g draw:style-name="gr2">
            <draw:polygon draw:style-name="gr8" draw:text-style-name="P7" draw:layer="layout" svg:width="19.499cm" svg:height="1cm" svg:x="0.773cm" svg:y="7.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73cm" svg:y="7.5cm" svg:viewBox="0 0 19500 1001" draw:points="639,1001 18861,1001 19500,500 18861,0 639,0 0,500">
              <text:p/>
            </draw:polygon>
          </draw:g>
          <draw:frame draw:style-name="gr33" draw:text-style-name="P8" draw:layer="layout" svg:width="18.227cm" svg:height="1cm" svg:x="1.409cm" svg:y="7.5cm">
            <draw:text-box>
              <text:p text:style-name="P5"><text:span text:style-name="T4"><text:s/></text:span><text:span text:style-name="T3">void</text:span><text:span text:style-name="T4"> OrdxBur(tvrAerop S:vrAerop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73cm" svg:y="8.701cm" svg:viewBox="0 0 17996 801" draw:points="0,801 17996,801 17996,0 0,0">
              <text:p/>
            </draw:polygon>
            <draw:polygon draw:style-name="gr4" draw:text-style-name="P2" draw:layer="layout" svg:width="17.995cm" svg:height="0.8cm" svg:x="1.573cm" svg:y="8.7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73cm" svg:y="8.701cm">
            <draw:text-box>
              <text:p text:style-name="P5"><text:span text:style-name="T9">k </text:span><text:span text:style-name="T6">ß</text:span><text:span text:style-name="T4"> 0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0.8cm" svg:x="0.773cm" svg:y="16.499cm" svg:viewBox="0 0 19500 801" draw:points="0,801 19500,801 19500,0 0,0">
              <text:p/>
            </draw:polygon>
            <draw:polygon draw:style-name="gr4" draw:text-style-name="P2" draw:layer="layout" svg:width="19.499cm" svg:height="0.8cm" svg:x="0.773cm" svg:y="16.499cm" svg:viewBox="0 0 19500 801" draw:points="0,801 19500,801 19500,0 0,0">
              <text:p/>
            </draw:polygon>
          </draw:g>
          <draw:frame draw:style-name="gr5" draw:text-style-name="P22" draw:layer="layout" svg:width="19.499cm" svg:height="0.996cm" svg:x="0.773cm" svg:y="16.301cm">
            <draw:text-box>
              <text:p text:style-name="P5"><text:span text:style-name="T10">hayCambio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99cm" svg:height="0.8cm" svg:x="3.25cm" svg:y="10.001cm" svg:viewBox="0 0 14800 801" draw:points="0,801 14800,801 14800,0 0,0">
              <text:p/>
            </draw:polygon>
            <draw:polygon draw:style-name="gr4" draw:text-style-name="P2" draw:layer="layout" svg:width="14.799cm" svg:height="0.8cm" svg:x="3.25cm" svg:y="10.001cm" svg:viewBox="0 0 14800 801" draw:points="0,801 14800,801 14800,0 0,0">
              <text:p/>
            </draw:polygon>
          </draw:g>
          <draw:frame draw:style-name="gr7" draw:text-style-name="P8" draw:layer="layout" svg:width="14.799cm" svg:height="0.8cm" svg:x="3.25cm" svg:y="10.001cm">
            <draw:text-box>
              <text:p text:style-name="P5"><text:span text:style-name="T30">hayCambios</text:span><text:span text:style-name="T9"> </text:span><text:span text:style-name="T6">ß</text:span><text:span text:style-name="T4"> false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99cm" svg:height="0.8cm" svg:x="3.25cm" svg:y="10.751cm" svg:viewBox="0 0 14800 801" draw:points="0,801 14800,801 14800,0 0,0">
              <text:p/>
            </draw:polygon>
            <draw:polygon draw:style-name="gr4" draw:text-style-name="P2" draw:layer="layout" svg:width="14.799cm" svg:height="0.8cm" svg:x="3.25cm" svg:y="10.751cm" svg:viewBox="0 0 14800 801" draw:points="0,801 14800,801 14800,0 0,0">
              <text:p/>
            </draw:polygon>
          </draw:g>
          <draw:frame draw:style-name="gr7" draw:text-style-name="P8" draw:layer="layout" svg:width="14.799cm" svg:height="0.8cm" svg:x="3.25cm" svg:y="10.751cm">
            <draw:text-box>
              <text:p text:style-name="P5"><text:span text:style-name="T19">k </text:span><text:span text:style-name="T20">ß</text:span><text:span text:style-name="T11"> k+1</text:span></text:p>
            </draw:text-box>
          </draw:frame>
        </draw:g>
        <draw:g draw:style-name="gr1">
          <draw:g draw:style-name="gr2">
            <draw:polygon draw:style-name="gr8" draw:text-style-name="P7" draw:layer="layout" svg:width="18.999cm" svg:height="0.876cm" svg:x="1cm" svg:y="11.612cm" svg:viewBox="0 0 19000 877" draw:points="0,877 19000,877 19000,0 0,0">
              <text:p/>
            </draw:polygon>
            <draw:polygon draw:style-name="gr4" draw:text-style-name="P2" draw:layer="layout" svg:width="18.999cm" svg:height="0.876cm" svg:x="1cm" svg:y="11.612cm" svg:viewBox="0 0 19000 877" draw:points="0,877 19000,877 19000,0 0,0">
              <text:p/>
            </draw:polygon>
          </draw:g>
          <draw:frame draw:style-name="gr9" draw:text-style-name="P13" draw:layer="layout" svg:width="18.999cm" svg:height="0.9cm" svg:x="1cm" svg:y="11.601cm">
            <draw:text-box>
              <text:p text:style-name="P5"><text:span text:style-name="T8">i </text:span><text:span text:style-name="T14">ß</text:span><text:span text:style-name="T3"> 0 <text:s text:c="3"/>↑ <text:s text:c="2"/>CANT_AEROP - k</text:span></text:p>
            </draw:text-box>
          </draw:frame>
        </draw:g>
        <draw:polygon draw:style-name="gr32" draw:text-style-name="P1" draw:layer="layout" svg:width="18.999cm" svg:height="3.499cm" svg:x="1cm" svg:y="12.501cm" svg:viewBox="0 0 19000 3500" draw:points="0,3500 19000,3500 19000,0 0,0">
          <text:p/>
        </draw:polygon>
        <draw:g draw:style-name="gr2">
          <draw:polygon draw:style-name="gr3" draw:text-style-name="P1" draw:layer="layout" svg:width="14.499cm" svg:height="0.9cm" svg:x="3cm" svg:y="12.501cm" svg:viewBox="0 0 14500 901" draw:points="14500,901 7251,0 0,901">
            <text:p/>
          </draw:polygon>
          <draw:polygon draw:style-name="gr4" draw:text-style-name="P2" draw:layer="layout" svg:width="14.499cm" svg:height="0.9cm" svg:x="3cm" svg:y="12.501cm" svg:viewBox="0 0 14500 901" draw:points="14500,901 7251,0 0,901">
            <text:p/>
          </draw:polygon>
        </draw:g>
        <draw:polygon draw:style-name="gr4" draw:text-style-name="P2" draw:layer="layout" svg:width="9.999cm" svg:height="2.249cm" svg:x="3cm" svg:y="13.401cm" svg:viewBox="0 0 10000 2250" draw:points="0,2250 10000,2250 10000,0 0,0">
          <text:p/>
        </draw:polygon>
        <draw:g draw:style-name="gr1">
          <draw:g draw:style-name="gr2">
            <draw:polygon draw:style-name="gr3" draw:text-style-name="P1" draw:layer="layout" svg:width="7.749cm" svg:height="0.8cm" svg:x="4.25cm" svg:y="14.65cm" svg:viewBox="0 0 7750 801" draw:points="0,801 7750,801 7750,0 0,0">
              <text:p/>
            </draw:polygon>
            <draw:polygon draw:style-name="gr4" draw:text-style-name="P2" draw:layer="layout" svg:width="7.749cm" svg:height="0.8cm" svg:x="4.25cm" svg:y="14.65cm" svg:viewBox="0 0 7750 801" draw:points="0,801 7750,801 7750,0 0,0">
              <text:p/>
            </draw:polygon>
          </draw:g>
          <draw:frame draw:style-name="gr7" draw:text-style-name="P10" draw:layer="layout" svg:width="7.75cm" svg:height="0.8cm" svg:x="4.25cm" svg:y="14.65cm">
            <draw:text-box>
              <text:p text:style-name="P5"><text:span text:style-name="T19">hayCambios </text:span><text:span text:style-name="T20">ß</text:span><text:span text:style-name="T11"> true</text:span></text:p>
            </draw:text-box>
          </draw:frame>
        </draw:g>
        <draw:polygon draw:style-name="gr4" draw:text-style-name="P2" draw:layer="layout" svg:width="4.499cm" svg:height="2.249cm" svg:x="13cm" svg:y="13.401cm" svg:viewBox="0 0 4500 2250" draw:points="0,2250 4500,2250 4500,0 0,0">
          <text:p/>
        </draw:polygon>
        <draw:line draw:style-name="gr4" draw:text-style-name="P2" draw:layer="layout" svg:x1="13cm" svg:y1="15.751cm" svg:x2="17.5cm" svg:y2="13.5cm">
          <text:p/>
        </draw:line>
        <draw:frame draw:style-name="gr16" draw:text-style-name="P13" draw:layer="layout" svg:width="8.75cm" svg:height="0.985cm" svg:x="5.75cm" svg:y="12.609cm">
          <draw:text-box>
            <text:p text:style-name="P5"><text:span text:style-name="T21">strcmp(vrAerop[i].codIATA, vrAerop[i + 1].codIATA) &gt; 0</text:span></text:p>
          </draw:text-box>
        </draw:frame>
        <draw:g draw:style-name="gr1">
          <draw:g draw:style-name="gr2">
            <draw:polygon draw:style-name="gr3" draw:text-style-name="P1" draw:layer="layout" svg:width="7.749cm" svg:height="0.863cm" svg:x="4.25cm" svg:y="13.818cm" svg:viewBox="0 0 7750 864" draw:points="0,864 7750,864 7750,0 0,0">
              <text:p/>
            </draw:polygon>
            <draw:path draw:style-name="gr4" draw:text-style-name="P2" draw:layer="layout" svg:width="7.749cm" svg:height="0.863cm" svg:x="4.25cm" svg:y="13.818cm" svg:viewBox="0 0 7750 864" svg:d="M0 864h7750v-864h-7750zM372 864v-864M7377 864v-864">
              <text:p/>
            </draw:path>
          </draw:g>
          <draw:frame draw:style-name="gr6" draw:text-style-name="P20" draw:layer="layout" svg:width="7cm" svg:height="1cm" svg:x="4.623cm" svg:y="13.75cm">
            <draw:text-box>
              <text:p text:style-name="P3"><text:span text:style-name="T11">IntCmb(vrAerop[i], vrAerop[i + 1]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51cm" svg:y="17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51cm" svg:y="17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5cm" svg:y="17.348cm">
            <draw:text-box>
              <text:p text:style-name="P5"><text:span text:style-name="T4">R</text:span></text:p>
            </draw:text-box>
          </draw:frame>
        </draw:g>
      </draw:page>
      <draw:page draw:name="page6" draw:style-name="dp1" draw:master-page-name="Predeterminado">
        <draw:g draw:style-name="gr1">
          <draw:g draw:style-name="gr2">
            <draw:polygon draw:style-name="gr8" draw:text-style-name="P7" draw:layer="layout" svg:width="19.499cm" svg:height="1cm" svg:x="0.75cm" svg:y="21.7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21.75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386cm" svg:y="21.75cm">
            <draw:text-box>
              <text:p text:style-name="P5"><text:span text:style-name="T4">void SacarPrimerNodo(tLista &amp;lista)</text:span></text:p>
            </draw:text-box>
          </draw:frame>
        </draw:g>
        <draw:g draw:style-name="gr2">
          <draw:polygon draw:style-name="gr12" draw:text-style-name="P1" draw:layer="layout" svg:width="17.999cm" svg:height="3.499cm" svg:x="1.75cm" svg:y="23.848cm" svg:viewBox="0 0 18000 3500" draw:points="0,3500 18000,3500 18000,0 0,0">
            <text:p/>
          </draw:polygon>
          <draw:polygon draw:style-name="gr13" draw:text-style-name="P2" draw:layer="layout" svg:width="17.999cm" svg:height="3.499cm" svg:x="1.75cm" svg:y="23.848cm" svg:viewBox="0 0 18000 3500" draw:points="0,3500 18000,3500 18000,0 0,0">
            <text:p/>
          </draw:polygon>
        </draw:g>
        <draw:g draw:style-name="gr2">
          <draw:polygon draw:style-name="gr3" draw:text-style-name="P1" draw:layer="layout" svg:width="17.999cm" svg:height="0.9cm" svg:x="1.75cm" svg:y="23.098cm" svg:viewBox="0 0 18000 901" draw:points="18000,901 9001,0 0,901">
            <text:p/>
          </draw:polygon>
          <draw:polygon draw:style-name="gr4" draw:text-style-name="P2" draw:layer="layout" svg:width="17.999cm" svg:height="0.9cm" svg:x="1.75cm" svg:y="23.098cm" svg:viewBox="0 0 18000 901" draw:points="18000,901 9001,0 0,901">
            <text:p/>
          </draw:polygon>
        </draw:g>
        <draw:polygon draw:style-name="gr4" draw:text-style-name="P2" draw:layer="layout" svg:width="12.069cm" svg:height="3.349cm" svg:x="1.75cm" svg:y="23.998cm" svg:viewBox="0 0 12070 3350" draw:points="0,3350 12070,3350 12070,0 0,0">
          <text:p/>
        </draw:polygon>
        <draw:g draw:style-name="gr1">
          <draw:g draw:style-name="gr2">
            <draw:polygon draw:style-name="gr3" draw:text-style-name="P1" draw:layer="layout" svg:width="11.249cm" svg:height="0.8cm" svg:x="2.25cm" svg:y="24.598cm" svg:viewBox="0 0 11250 801" draw:points="0,801 11250,801 11250,0 0,0">
              <text:p/>
            </draw:polygon>
            <draw:polygon draw:style-name="gr4" draw:text-style-name="P2" draw:layer="layout" svg:width="11.249cm" svg:height="0.8cm" svg:x="2.25cm" svg:y="24.598cm" svg:viewBox="0 0 11250 801" draw:points="0,801 11250,801 11250,0 0,0">
              <text:p/>
            </draw:polygon>
          </draw:g>
          <draw:frame draw:style-name="gr7" draw:text-style-name="P10" draw:layer="layout" svg:width="11.25cm" svg:height="0.8cm" svg:x="2.25cm" svg:y="24.598cm">
            <draw:text-box>
              <text:p text:style-name="P5"><text:span text:style-name="T19">nodo </text:span><text:span text:style-name="T20">ß</text:span><text:span text:style-name="T11"> lista</text:span></text:p>
            </draw:text-box>
          </draw:frame>
        </draw:g>
        <draw:polygon draw:style-name="gr4" draw:text-style-name="P2" draw:layer="layout" svg:width="5.929cm" svg:height="3.349cm" svg:x="13.82cm" svg:y="23.998cm" svg:viewBox="0 0 5930 3350" draw:points="0,3350 5930,3350 5930,0 0,0">
          <text:p/>
        </draw:polygon>
        <draw:line draw:style-name="gr4" draw:text-style-name="P2" draw:layer="layout" svg:x1="13.75cm" svg:y1="27.518cm" svg:x2="19.75cm" svg:y2="24.018cm">
          <text:p/>
        </draw:line>
        <draw:frame draw:style-name="gr7" draw:text-style-name="P13" draw:layer="layout" svg:width="6.425cm" svg:height="0.8cm" svg:x="7.82cm" svg:y="23.298cm">
          <draw:text-box>
            <text:p text:style-name="P5"><text:span text:style-name="T21">Lista!=NULL</text:span></text:p>
          </draw:text-box>
        </draw:frame>
        <draw:g draw:style-name="gr1">
          <draw:g draw:style-name="gr2">
            <draw:polygon draw:style-name="gr3" draw:text-style-name="P1" draw:layer="layout" svg:width="11.249cm" svg:height="0.8cm" svg:x="2.25cm" svg:y="25.399cm" svg:viewBox="0 0 11250 801" draw:points="0,801 11250,801 11250,0 0,0">
              <text:p/>
            </draw:polygon>
            <draw:polygon draw:style-name="gr4" draw:text-style-name="P2" draw:layer="layout" svg:width="11.249cm" svg:height="0.8cm" svg:x="2.25cm" svg:y="25.399cm" svg:viewBox="0 0 11250 801" draw:points="0,801 11250,801 11250,0 0,0">
              <text:p/>
            </draw:polygon>
          </draw:g>
          <draw:frame draw:style-name="gr7" draw:text-style-name="P10" draw:layer="layout" svg:width="11.25cm" svg:height="0.8cm" svg:x="2.25cm" svg:y="25.399cm">
            <draw:text-box>
              <text:p text:style-name="P5"><text:span text:style-name="T19">lista </text:span><text:span text:style-name="T20">ß</text:span><text:span text:style-name="T11"> lista-&gt;sgte</text:span></text:p>
            </draw:text-box>
          </draw:frame>
        </draw:g>
        <draw:g draw:style-name="gr1">
          <draw:g draw:style-name="gr2">
            <draw:polygon draw:style-name="gr3" draw:text-style-name="P1" draw:layer="layout" svg:width="11.249cm" svg:height="0.8cm" svg:x="2.25cm" svg:y="26.149cm" svg:viewBox="0 0 11250 801" draw:points="0,801 11250,801 11250,0 0,0">
              <text:p/>
            </draw:polygon>
            <draw:polygon draw:style-name="gr4" draw:text-style-name="P2" draw:layer="layout" svg:width="11.249cm" svg:height="0.8cm" svg:x="2.25cm" svg:y="26.149cm" svg:viewBox="0 0 11250 801" draw:points="0,801 11250,801 11250,0 0,0">
              <text:p/>
            </draw:polygon>
          </draw:g>
          <draw:frame draw:style-name="gr7" draw:text-style-name="P10" draw:layer="layout" svg:width="11.25cm" svg:height="0.8cm" svg:x="2.25cm" svg:y="26.149cm">
            <draw:text-box>
              <text:p text:style-name="P5"><text:span text:style-name="T31">Delete nodo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501cm" svg:y="27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501cm" svg:y="27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5cm" svg:y="27.348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75cm" svg:y="12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12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386cm" svg:y="12cm">
            <draw:text-box>
              <text:p text:style-name="P5"><text:span text:style-name="T4">void InsertaEnMedio(tLista &amp;lista, tInfo valo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13.501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13.5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cm" svg:y="13.501cm">
            <draw:text-box>
              <text:p text:style-name="P5"><text:span text:style-name="T9"><text:s/>nodo </text:span><text:span text:style-name="T6">ß</text:span><text:span text:style-name="T4"> new sNod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14.251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14.25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cm" svg:y="14.251cm">
            <draw:text-box>
              <text:p text:style-name="P5"><text:span text:style-name="T9"><text:s/>nodo-&gt;info </text:span><text:span text:style-name="T6">ß</text:span><text:span text:style-name="T4"> valo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15.001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15.0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04cm" svg:y="15.001cm">
            <draw:text-box>
              <text:p text:style-name="P5"><text:span text:style-name="T9"><text:s/>aux </text:span><text:span text:style-name="T6">ß</text:span><text:span text:style-name="T4"> lista</text:span></text:p>
            </draw:text-box>
          </draw:frame>
        </draw:g>
        <draw:g draw:style-name="gr1">
          <draw:g draw:style-name="gr2">
            <draw:path draw:style-name="gr3" draw:text-style-name="P1" draw:layer="layout" svg:width="0.998cm" svg:height="0.901cm" svg:x="10.251cm" svg:y="19.849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  <draw:path draw:style-name="gr4" draw:text-style-name="P2" draw:layer="layout" svg:width="0.998cm" svg:height="0.901cm" svg:x="10.251cm" svg:y="19.849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</draw:g>
          <draw:frame draw:style-name="gr9" draw:text-style-name="P8" draw:layer="layout" svg:width="0.999cm" svg:height="0.9cm" svg:x="10.25cm" svg:y="19.849cm">
            <draw:text-box>
              <text:p text:style-name="P5"><text:span text:style-name="T4">R</text:span></text:p>
            </draw:text-box>
          </draw:frame>
        </draw:g>
        <draw:g draw:style-name="gr2">
          <draw:polygon draw:style-name="gr12" draw:text-style-name="P1" draw:layer="layout" svg:width="19.499cm" svg:height="1.726cm" svg:x="0.75cm" svg:y="16.524cm" svg:viewBox="0 0 19500 1727" draw:points="0,1727 19500,1727 19500,0 0,0">
            <text:p/>
          </draw:polygon>
          <draw:polygon draw:style-name="gr13" draw:text-style-name="P2" draw:layer="layout" svg:width="19.499cm" svg:height="1.726cm" svg:x="0.75cm" svg:y="16.524cm" svg:viewBox="0 0 19500 1727" draw:points="0,1727 19500,1727 19500,0 0,0">
            <text:p/>
          </draw:polygon>
        </draw:g>
        <draw:g draw:style-name="gr1">
          <draw:g draw:style-name="gr2">
            <draw:polygon draw:style-name="gr3" draw:text-style-name="P1" draw:layer="layout" svg:width="17.947cm" svg:height="0.8cm" svg:x="1.527cm" svg:y="18.251cm" svg:viewBox="0 0 17948 801" draw:points="0,801 17948,801 17948,0 0,0">
              <text:p/>
            </draw:polygon>
            <draw:polygon draw:style-name="gr4" draw:text-style-name="P2" draw:layer="layout" svg:width="17.947cm" svg:height="0.8cm" svg:x="1.527cm" svg:y="18.251cm" svg:viewBox="0 0 17948 801" draw:points="0,801 17948,801 17948,0 0,0">
              <text:p/>
            </draw:polygon>
          </draw:g>
          <draw:frame draw:style-name="gr7" draw:text-style-name="P8" draw:layer="layout" svg:width="18cm" svg:height="0.8cm" svg:x="1.5cm" svg:y="18.251cm">
            <draw:text-box>
              <text:p text:style-name="P3"><text:span text:style-name="T32">nodo-&gt;sgte </text:span><text:span text:style-name="T20">ß</text:span><text:span text:style-name="T32"> aux→sgte 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0.987cm" svg:x="0.75cm" svg:y="15.793cm" svg:viewBox="0 0 19500 988" draw:points="0,988 19500,988 19500,0 0,0">
              <text:p/>
            </draw:polygon>
            <draw:polygon draw:style-name="gr4" draw:text-style-name="P2" draw:layer="layout" svg:width="19.499cm" svg:height="0.987cm" svg:x="0.75cm" svg:y="15.793cm" svg:viewBox="0 0 19500 988" draw:points="0,988 19500,988 19500,0 0,0">
              <text:p/>
            </draw:polygon>
          </draw:g>
          <draw:frame draw:style-name="gr34" draw:text-style-name="P13" draw:layer="layout" svg:width="19.499cm" svg:height="1.429cm" svg:x="0.75cm" svg:y="15.572cm">
            <draw:text-box>
              <text:p text:style-name="P5"><text:span text:style-name="T3"><text:s/>aux-&gt;sgte != NULL <text:s/>^ <text:s/>strcmp(aux-&gt;sgte-&gt;info.nroVuelo, valor.nroVuelo) &lt; 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222cm" svg:y="17.2cm" svg:viewBox="0 0 14757 801" draw:points="0,801 14757,801 14757,0 0,0">
              <text:p/>
            </draw:polygon>
            <draw:polygon draw:style-name="gr4" draw:text-style-name="P2" draw:layer="layout" svg:width="14.756cm" svg:height="0.8cm" svg:x="3.222cm" svg:y="17.2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2cm" svg:y="17.2cm">
            <draw:text-box>
              <text:p text:style-name="P5"><text:span text:style-name="T4">aux </text:span><text:span text:style-name="T6">ß</text:span><text:span text:style-name="T4"> aux-&gt;sgte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5cm" svg:y="0.7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5cm" svg:y="0.75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136cm" svg:y="0.75cm">
            <draw:text-box>
              <text:p text:style-name="P5"><text:span text:style-name="T4">void InsertaInicio(tLista &amp;lista, tInfo valor)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5cm" svg:y="0.7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5cm" svg:y="0.75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136cm" svg:y="0.75cm">
            <draw:text-box>
              <text:p text:style-name="P3"><text:span text:style-name="T4">void <text:s text:c="2"/>InsertaNodo (tLista &amp;lista, tInfo valor)</text:span></text:p>
            </draw:text-box>
          </draw:frame>
        </draw:g>
        <draw:g draw:style-name="gr1">
          <draw:g draw:style-name="gr2">
            <draw:path draw:style-name="gr3" draw:text-style-name="P1" draw:layer="layout" svg:width="0.998cm" svg:height="0.901cm" svg:x="10.054cm" svg:y="5.196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  <draw:path draw:style-name="gr4" draw:text-style-name="P2" draw:layer="layout" svg:width="0.998cm" svg:height="0.901cm" svg:x="10.054cm" svg:y="5.196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</draw:g>
          <draw:frame draw:style-name="gr9" draw:text-style-name="P8" draw:layer="layout" svg:width="0.999cm" svg:height="0.9cm" svg:x="10.053cm" svg:y="5.196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5cm" svg:y="6.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5cm" svg:y="6.5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136cm" svg:y="6.5cm">
            <draw:text-box>
              <text:p text:style-name="P5"><text:span text:style-name="T4">void InsertaInicio(tLista &amp;lista, tInfo valo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cm" svg:y="8.001cm" svg:viewBox="0 0 17996 801" draw:points="0,801 17996,801 17996,0 0,0">
              <text:p/>
            </draw:polygon>
            <draw:polygon draw:style-name="gr4" draw:text-style-name="P2" draw:layer="layout" svg:width="17.995cm" svg:height="0.8cm" svg:x="1.25cm" svg:y="8.0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cm" svg:y="8.001cm">
            <draw:text-box>
              <text:p text:style-name="P5"><text:span text:style-name="T9"><text:s/>nodo </text:span><text:span text:style-name="T6">ß</text:span><text:span text:style-name="T4"> new sNod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cm" svg:y="8.751cm" svg:viewBox="0 0 17996 801" draw:points="0,801 17996,801 17996,0 0,0">
              <text:p/>
            </draw:polygon>
            <draw:polygon draw:style-name="gr4" draw:text-style-name="P2" draw:layer="layout" svg:width="17.995cm" svg:height="0.8cm" svg:x="1.25cm" svg:y="8.75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cm" svg:y="8.751cm">
            <draw:text-box>
              <text:p text:style-name="P5"><text:span text:style-name="T9"><text:s/>nodo-&gt;info </text:span><text:span text:style-name="T6">ß</text:span><text:span text:style-name="T4"> valo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4cm" svg:y="9.501cm" svg:viewBox="0 0 17996 801" draw:points="0,801 17996,801 17996,0 0,0">
              <text:p/>
            </draw:polygon>
            <draw:polygon draw:style-name="gr4" draw:text-style-name="P2" draw:layer="layout" svg:width="17.995cm" svg:height="0.8cm" svg:x="1.254cm" svg:y="9.5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4cm" svg:y="9.501cm">
            <draw:text-box>
              <text:p text:style-name="P5"><text:span text:style-name="T9"><text:s/>nodo-&gt;sgte </text:span><text:span text:style-name="T6">ß</text:span><text:span text:style-name="T4"> lista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4cm" svg:y="10.302cm" svg:viewBox="0 0 17996 801" draw:points="0,801 17996,801 17996,0 0,0">
              <text:p/>
            </draw:polygon>
            <draw:polygon draw:style-name="gr4" draw:text-style-name="P2" draw:layer="layout" svg:width="17.995cm" svg:height="0.8cm" svg:x="1.254cm" svg:y="10.302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4cm" svg:y="10.302cm">
            <draw:text-box>
              <text:p text:style-name="P5"><text:span text:style-name="T9"><text:s/>lista </text:span><text:span text:style-name="T6">ß</text:span><text:span text:style-name="T4"> nodo</text:span></text:p>
            </draw:text-box>
          </draw:frame>
        </draw:g>
        <draw:g draw:style-name="gr1">
          <draw:g draw:style-name="gr2">
            <draw:path draw:style-name="gr3" draw:text-style-name="P1" draw:layer="layout" svg:width="0.998cm" svg:height="0.901cm" svg:x="10.001cm" svg:y="11.052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  <draw:path draw:style-name="gr4" draw:text-style-name="P2" draw:layer="layout" svg:width="0.998cm" svg:height="0.901cm" svg:x="10.001cm" svg:y="11.052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</draw:g>
          <draw:frame draw:style-name="gr9" draw:text-style-name="P8" draw:layer="layout" svg:width="0.999cm" svg:height="0.9cm" svg:x="10cm" svg:y="11.052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5cm" svg:y="6.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5cm" svg:y="6.5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136cm" svg:y="6.5cm">
            <draw:text-box>
              <text:p text:style-name="P5"><text:span text:style-name="T4">void InsertaInicio(tLista &amp;lista, tInfo valo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cm" svg:y="8.001cm" svg:viewBox="0 0 17996 801" draw:points="0,801 17996,801 17996,0 0,0">
              <text:p/>
            </draw:polygon>
            <draw:polygon draw:style-name="gr4" draw:text-style-name="P2" draw:layer="layout" svg:width="17.995cm" svg:height="0.8cm" svg:x="1.25cm" svg:y="8.0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cm" svg:y="8.001cm">
            <draw:text-box>
              <text:p text:style-name="P5"><text:span text:style-name="T9"><text:s/>nodo </text:span><text:span text:style-name="T6">ß</text:span><text:span text:style-name="T4"> new sNod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cm" svg:y="8.751cm" svg:viewBox="0 0 17996 801" draw:points="0,801 17996,801 17996,0 0,0">
              <text:p/>
            </draw:polygon>
            <draw:polygon draw:style-name="gr4" draw:text-style-name="P2" draw:layer="layout" svg:width="17.995cm" svg:height="0.8cm" svg:x="1.25cm" svg:y="8.75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cm" svg:y="8.751cm">
            <draw:text-box>
              <text:p text:style-name="P5"><text:span text:style-name="T9"><text:s/>nodo-&gt;info </text:span><text:span text:style-name="T6">ß</text:span><text:span text:style-name="T4"> valo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4cm" svg:y="9.501cm" svg:viewBox="0 0 17996 801" draw:points="0,801 17996,801 17996,0 0,0">
              <text:p/>
            </draw:polygon>
            <draw:polygon draw:style-name="gr4" draw:text-style-name="P2" draw:layer="layout" svg:width="17.995cm" svg:height="0.8cm" svg:x="1.254cm" svg:y="9.50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4cm" svg:y="9.501cm">
            <draw:text-box>
              <text:p text:style-name="P5"><text:span text:style-name="T9"><text:s/>nodo-&gt;sgte </text:span><text:span text:style-name="T6">ß</text:span><text:span text:style-name="T4"> lista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254cm" svg:y="10.302cm" svg:viewBox="0 0 17996 801" draw:points="0,801 17996,801 17996,0 0,0">
              <text:p/>
            </draw:polygon>
            <draw:polygon draw:style-name="gr4" draw:text-style-name="P2" draw:layer="layout" svg:width="17.995cm" svg:height="0.8cm" svg:x="1.254cm" svg:y="10.302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254cm" svg:y="10.302cm">
            <draw:text-box>
              <text:p text:style-name="P5"><text:span text:style-name="T9"><text:s/>lista </text:span><text:span text:style-name="T6">ß</text:span><text:span text:style-name="T4"> nodo</text:span></text:p>
            </draw:text-box>
          </draw:frame>
        </draw:g>
        <draw:g draw:style-name="gr1">
          <draw:g draw:style-name="gr2">
            <draw:path draw:style-name="gr3" draw:text-style-name="P1" draw:layer="layout" svg:width="0.998cm" svg:height="0.901cm" svg:x="10.001cm" svg:y="11.052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  <draw:path draw:style-name="gr4" draw:text-style-name="P2" draw:layer="layout" svg:width="0.998cm" svg:height="0.901cm" svg:x="10.001cm" svg:y="11.052cm" svg:viewBox="0 0 999 902" svg:d="M0 451c0-79 24-157 66-226 44-68 108-125 184-165 76-39 162-60 248-60 89 0 175 21 251 60 76 40 140 97 184 165 42 69 66 147 66 226s-24 157-66 225c-44 69-108 126-184 166-76 39-162 60-248 60-89 0-175-21-251-60-76-40-140-97-184-166-42-68-66-146-66-225z">
              <text:p/>
            </draw:path>
          </draw:g>
          <draw:frame draw:style-name="gr9" draw:text-style-name="P8" draw:layer="layout" svg:width="0.999cm" svg:height="0.9cm" svg:x="10cm" svg:y="11.052cm">
            <draw:text-box>
              <text:p text:style-name="P5"><text:span text:style-name="T4">R</text:span></text:p>
            </draw:text-box>
          </draw:frame>
        </draw:g>
        <draw:g draw:style-name="gr2">
          <draw:polygon draw:style-name="gr3" draw:text-style-name="P1" draw:layer="layout" svg:width="17.999cm" svg:height="0.9cm" svg:x="1.75cm" svg:y="23.098cm" svg:viewBox="0 0 18000 901" draw:points="18000,901 9001,0 0,901">
            <text:p/>
          </draw:polygon>
          <draw:polygon draw:style-name="gr4" draw:text-style-name="P2" draw:layer="layout" svg:width="17.999cm" svg:height="0.9cm" svg:x="1.75cm" svg:y="23.098cm" svg:viewBox="0 0 18000 901" draw:points="18000,901 9001,0 0,901">
            <text:p/>
          </draw:polygon>
        </draw:g>
        <draw:polygon draw:style-name="gr4" draw:text-style-name="P2" draw:layer="layout" svg:width="12.069cm" svg:height="3.349cm" svg:x="1.75cm" svg:y="23.998cm" svg:viewBox="0 0 12070 3350" draw:points="0,3350 12070,3350 12070,0 0,0">
          <text:p/>
        </draw:polygon>
        <draw:g draw:style-name="gr1">
          <draw:g draw:style-name="gr2">
            <draw:polygon draw:style-name="gr3" draw:text-style-name="P1" draw:layer="layout" svg:width="11.249cm" svg:height="0.8cm" svg:x="2.25cm" svg:y="24.598cm" svg:viewBox="0 0 11250 801" draw:points="0,801 11250,801 11250,0 0,0">
              <text:p/>
            </draw:polygon>
            <draw:polygon draw:style-name="gr4" draw:text-style-name="P2" draw:layer="layout" svg:width="11.249cm" svg:height="0.8cm" svg:x="2.25cm" svg:y="24.598cm" svg:viewBox="0 0 11250 801" draw:points="0,801 11250,801 11250,0 0,0">
              <text:p/>
            </draw:polygon>
          </draw:g>
          <draw:frame draw:style-name="gr7" draw:text-style-name="P10" draw:layer="layout" svg:width="11.25cm" svg:height="0.8cm" svg:x="2.25cm" svg:y="24.598cm">
            <draw:text-box>
              <text:p text:style-name="P5"><text:span text:style-name="T19">nodo </text:span><text:span text:style-name="T20">ß</text:span><text:span text:style-name="T11"> lista</text:span></text:p>
            </draw:text-box>
          </draw:frame>
        </draw:g>
        <draw:polygon draw:style-name="gr4" draw:text-style-name="P2" draw:layer="layout" svg:width="5.929cm" svg:height="3.349cm" svg:x="13.82cm" svg:y="23.998cm" svg:viewBox="0 0 5930 3350" draw:points="0,3350 5930,3350 5930,0 0,0">
          <text:p/>
        </draw:polygon>
        <draw:frame draw:style-name="gr7" draw:text-style-name="P13" draw:layer="layout" svg:width="6.425cm" svg:height="0.8cm" svg:x="7.82cm" svg:y="23.298cm">
          <draw:text-box>
            <text:p text:style-name="P5"><text:span text:style-name="T21">lista!=NULL</text:span></text:p>
          </draw:text-box>
        </draw:frame>
        <draw:g draw:style-name="gr1">
          <draw:g draw:style-name="gr2">
            <draw:polygon draw:style-name="gr3" draw:text-style-name="P1" draw:layer="layout" svg:width="11.249cm" svg:height="0.8cm" svg:x="2.25cm" svg:y="25.399cm" svg:viewBox="0 0 11250 801" draw:points="0,801 11250,801 11250,0 0,0">
              <text:p/>
            </draw:polygon>
            <draw:polygon draw:style-name="gr4" draw:text-style-name="P2" draw:layer="layout" svg:width="11.249cm" svg:height="0.8cm" svg:x="2.25cm" svg:y="25.399cm" svg:viewBox="0 0 11250 801" draw:points="0,801 11250,801 11250,0 0,0">
              <text:p/>
            </draw:polygon>
          </draw:g>
          <draw:frame draw:style-name="gr7" draw:text-style-name="P10" draw:layer="layout" svg:width="11.25cm" svg:height="0.8cm" svg:x="2.25cm" svg:y="25.399cm">
            <draw:text-box>
              <text:p text:style-name="P5"><text:span text:style-name="T19">lista </text:span><text:span text:style-name="T20">ß</text:span><text:span text:style-name="T11"> lista-&gt;sgte</text:span></text:p>
            </draw:text-box>
          </draw:frame>
        </draw:g>
        <draw:g draw:style-name="gr1">
          <draw:g draw:style-name="gr2">
            <draw:polygon draw:style-name="gr3" draw:text-style-name="P1" draw:layer="layout" svg:width="11.249cm" svg:height="0.8cm" svg:x="2.25cm" svg:y="26.149cm" svg:viewBox="0 0 11250 801" draw:points="0,801 11250,801 11250,0 0,0">
              <text:p/>
            </draw:polygon>
            <draw:polygon draw:style-name="gr4" draw:text-style-name="P2" draw:layer="layout" svg:width="11.249cm" svg:height="0.8cm" svg:x="2.25cm" svg:y="26.149cm" svg:viewBox="0 0 11250 801" draw:points="0,801 11250,801 11250,0 0,0">
              <text:p/>
            </draw:polygon>
          </draw:g>
          <draw:frame draw:style-name="gr7" draw:text-style-name="P10" draw:layer="layout" svg:width="11.25cm" svg:height="0.8cm" svg:x="2.25cm" svg:y="26.149cm">
            <draw:text-box>
              <text:p text:style-name="P5"><text:span text:style-name="T28">delete</text:span><text:span text:style-name="T11"> </text:span><text:span text:style-name="T28">nodo</text:span></text:p>
            </draw:text-box>
          </draw:frame>
        </draw:g>
        <draw:g draw:style-name="gr2">
          <draw:polygon draw:style-name="gr12" draw:text-style-name="P1" draw:layer="layout" svg:width="17.499cm" svg:height="2.543cm" svg:x="1.5cm" svg:y="2.706cm" svg:viewBox="0 0 17500 2544" draw:points="0,2544 17500,2544 17500,0 0,0">
            <text:p/>
          </draw:polygon>
          <draw:polygon draw:style-name="gr13" draw:text-style-name="P2" draw:layer="layout" svg:width="17.499cm" svg:height="2.543cm" svg:x="1.5cm" svg:y="2.706cm" svg:viewBox="0 0 17500 2544" draw:points="0,2544 17500,2544 17500,0 0,0">
            <text:p/>
          </draw:polygon>
        </draw:g>
        <draw:g draw:style-name="gr2">
          <draw:polygon draw:style-name="gr3" draw:text-style-name="P1" draw:layer="layout" svg:width="17.499cm" svg:height="0.847cm" svg:x="1.5cm" svg:y="2cm" svg:viewBox="0 0 17500 848" draw:points="17500,848 8751,0 0,848">
            <text:p/>
          </draw:polygon>
          <draw:polygon draw:style-name="gr4" draw:text-style-name="P2" draw:layer="layout" svg:width="17.499cm" svg:height="0.847cm" svg:x="1.5cm" svg:y="2cm" svg:viewBox="0 0 17500 848" draw:points="17500,848 8751,0 0,848">
            <text:p/>
          </draw:polygon>
        </draw:g>
        <draw:frame draw:style-name="gr35" draw:text-style-name="P13" draw:layer="layout" svg:width="6.247cm" svg:height="0.753cm" svg:x="7.401cm" svg:y="2.188cm">
          <draw:text-box>
            <text:p text:style-name="P5"><text:span text:style-name="T21">Lista!=NULL</text:span></text:p>
          </draw:text-box>
        </draw:frame>
        <draw:g draw:style-name="gr2">
          <draw:polygon draw:style-name="gr3" draw:text-style-name="P1" draw:layer="layout" svg:width="17.499cm" svg:height="0.847cm" svg:x="1.5cm" svg:y="2cm" svg:viewBox="0 0 17500 848" draw:points="17500,848 8751,0 0,848">
            <text:p/>
          </draw:polygon>
          <draw:polygon draw:style-name="gr4" draw:text-style-name="P2" draw:layer="layout" svg:width="17.499cm" svg:height="0.847cm" svg:x="1.5cm" svg:y="2cm" svg:viewBox="0 0 17500 848" draw:points="17500,848 8751,0 0,848">
            <text:p/>
          </draw:polygon>
        </draw:g>
        <draw:polygon draw:style-name="gr4" draw:text-style-name="P2" draw:layer="layout" svg:width="8.499cm" svg:height="2.402cm" svg:x="10.5cm" svg:y="2.847cm" svg:viewBox="0 0 8500 2403" draw:points="0,2403 8500,2403 8500,0 0,0">
          <text:p/>
        </draw:polygon>
        <draw:frame draw:style-name="gr16" draw:text-style-name="P13" draw:layer="layout" svg:width="9.5cm" svg:height="0.985cm" svg:x="5.75cm" svg:y="2.072cm">
          <draw:text-box>
            <text:p text:style-name="P5"><text:span text:style-name="T21">Lista <text:s/>v <text:s/>strcmp(valor.nroVuelo, lista-&gt;info.nroVuelo) &lt; 0)</text:span></text:p>
          </draw:text-box>
        </draw:frame>
        <draw:g draw:style-name="gr1">
          <draw:g draw:style-name="gr2">
            <draw:polygon draw:style-name="gr3" draw:text-style-name="P1" draw:layer="layout" svg:width="7.999cm" svg:height="0.845cm" svg:x="10.75cm" svg:y="3.568cm" svg:viewBox="0 0 8000 846" draw:points="0,846 8000,846 8000,0 0,0">
              <text:p/>
            </draw:polygon>
            <draw:path draw:style-name="gr4" draw:text-style-name="P2" draw:layer="layout" svg:width="7.999cm" svg:height="0.863cm" svg:x="10.75cm" svg:y="3.568cm" svg:viewBox="0 0 8000 864" svg:d="M0 864h8000v-864h-8000zM384 864v-864M7615 864v-864">
              <text:p/>
            </draw:path>
          </draw:g>
          <draw:frame draw:style-name="gr36" draw:text-style-name="P24" draw:layer="layout" svg:width="7.225cm" svg:height="1cm" svg:x="11.135cm" svg:y="3.5cm">
            <draw:text-box>
              <text:p text:style-name="P5"><text:span text:style-name="T9"><text:s/></text:span><text:span text:style-name="T4">InsertaEnMedio(lista, valo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8.249cm" svg:height="0.845cm" svg:x="2cm" svg:y="3.568cm" svg:viewBox="0 0 8250 846" draw:points="0,846 8250,846 8250,0 0,0">
              <text:p/>
            </draw:polygon>
            <draw:path draw:style-name="gr4" draw:text-style-name="P2" draw:layer="layout" svg:width="8.249cm" svg:height="0.863cm" svg:x="2cm" svg:y="3.568cm" svg:viewBox="0 0 8250 864" svg:d="M0 864h8250v-864h-8250zM396 864v-864M7853 864v-864">
              <text:p/>
            </draw:path>
          </draw:g>
          <draw:frame draw:style-name="gr37" draw:text-style-name="P24" draw:layer="layout" svg:width="7.451cm" svg:height="1cm" svg:x="2.397cm" svg:y="3.5cm">
            <draw:text-box>
              <text:p text:style-name="P5"><text:span text:style-name="T4"><text:s/>InsertaInicio(lista, valo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47cm" svg:height="0.8cm" svg:x="1.527cm" svg:y="19cm" svg:viewBox="0 0 17948 801" draw:points="0,801 17948,801 17948,0 0,0">
              <text:p/>
            </draw:polygon>
            <draw:polygon draw:style-name="gr4" draw:text-style-name="P2" draw:layer="layout" svg:width="17.947cm" svg:height="0.8cm" svg:x="1.527cm" svg:y="19cm" svg:viewBox="0 0 17948 801" draw:points="0,801 17948,801 17948,0 0,0">
              <text:p/>
            </draw:polygon>
          </draw:g>
          <draw:frame draw:style-name="gr7" draw:text-style-name="P8" draw:layer="layout" svg:width="18cm" svg:height="0.8cm" svg:x="1.5cm" svg:y="19cm">
            <draw:text-box>
              <text:p text:style-name="P3"><text:span text:style-name="T19">aux→sgte </text:span><text:span text:style-name="T6">ß</text:span><text:span text:style-name="T11"> nodo</text:span></text:p>
            </draw:text-box>
          </draw:frame>
        </draw:g>
      </draw:page>
      <draw:page draw:name="page7" draw:style-name="dp1" draw:master-page-name="Predeterminado">
        <draw:polygon draw:style-name="gr10" draw:text-style-name="P9" draw:layer="layout" svg:width="0.109cm" svg:height="0.086cm" svg:x="4.443cm" svg:y="23.83cm" svg:viewBox="0 0 110 87" draw:points="0,44 74,87 110,44 36,44 36,0">
          <text:p/>
        </draw:polygon>
        <draw:polygon draw:style-name="gr10" draw:text-style-name="P9" draw:layer="layout" svg:width="0.365cm" svg:height="0.431cm" svg:x="4.772cm" svg:y="23.442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7" draw:layer="layout" svg:width="19.499cm" svg:height="1cm" svg:x="0.75cm" svg:y="23.2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23.25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386cm" svg:y="23.25cm">
            <draw:text-box>
              <text:p text:style-name="P5"><text:span text:style-name="T3">string</text:span><text:span text:style-name="T4"> Replicate(</text:span><text:span text:style-name="T3">char</text:span><text:span text:style-name="T4"> car, </text:span><text:span text:style-name="T3">ushort</text:span><text:span text:style-name="T4"> n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5cm" svg:y="24.497cm" svg:viewBox="0 0 17996 801" draw:points="0,801 17996,801 17996,0 0,0">
              <text:p/>
            </draw:polygon>
            <draw:polygon draw:style-name="gr4" draw:text-style-name="P2" draw:layer="layout" svg:width="17.995cm" svg:height="0.8cm" svg:x="1.55cm" svg:y="24.497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5cm" svg:y="24.497cm">
            <draw:text-box>
              <text:p text:style-name="P5"><text:span text:style-name="T9"><text:s/>resultado </text:span><text:span text:style-name="T6">ß</text:span><text:span text:style-name="T4"> “”</text:span></text:p>
            </draw:text-box>
          </draw:frame>
        </draw:g>
        <draw:polygon draw:style-name="gr13" draw:text-style-name="P2" draw:layer="layout" svg:width="19.499cm" svg:height="1.824cm" svg:x="0.75cm" svg:y="25.925cm" svg:viewBox="0 0 19500 1825" draw:points="0,1825 19500,1825 19500,0 0,0">
          <text:p/>
        </draw:polygon>
        <draw:g draw:style-name="gr1">
          <draw:g draw:style-name="gr2">
            <draw:polygon draw:style-name="gr8" draw:text-style-name="P7" draw:layer="layout" svg:width="19.499cm" svg:height="0.8cm" svg:x="0.75cm" svg:y="25.25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25.25cm" svg:viewBox="0 0 19500 801" draw:points="0,801 19500,801 19500,0 0,0">
              <text:p/>
            </draw:polygon>
          </draw:g>
          <draw:frame draw:style-name="gr38" draw:text-style-name="P25" draw:layer="layout" svg:width="19.499cm" svg:height="0.8cm" svg:x="0.75cm" svg:y="25.25cm">
            <draw:text-box>
              <text:p text:style-name="P5"><text:span text:style-name="T25">i </text:span><text:span text:style-name="T14">ß</text:span><text:span text:style-name="T15"> 0 <text:s text:c="3"/>↑ <text:s text:c="2"/>i &lt; 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477cm" svg:y="26.448cm" svg:viewBox="0 0 18000 801" draw:points="0,801 18000,801 18000,0 0,0">
              <text:p/>
            </draw:polygon>
            <draw:polygon draw:style-name="gr4" draw:text-style-name="P2" draw:layer="layout" svg:width="17.999cm" svg:height="0.8cm" svg:x="1.477cm" svg:y="26.448cm" svg:viewBox="0 0 18000 801" draw:points="0,801 18000,801 18000,0 0,0">
              <text:p/>
            </draw:polygon>
          </draw:g>
          <draw:frame draw:style-name="gr39" draw:text-style-name="P8" draw:layer="layout" svg:width="17.999cm" svg:height="0.8cm" svg:x="1.477cm" svg:y="26.448cm">
            <draw:text-box>
              <text:p text:style-name="P5"><text:span text:style-name="T30"><text:s/>resultado </text:span><text:span text:style-name="T20">ß</text:span><text:span text:style-name="T30"> resultado + car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51cm" svg:y="28.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51cm" svg:y="28.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5cm" svg:y="28.5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27.75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27.75cm" svg:viewBox="0 0 17996 801" draw:points="0,801 17996,801 17996,0 0,0">
              <text:p/>
            </draw:polygon>
          </draw:g>
          <draw:frame draw:style-name="gr40" draw:text-style-name="P6" draw:layer="layout" svg:width="17.995cm" svg:height="0.8cm" svg:x="1.5cm" svg:y="27.75cm">
            <draw:text-box>
              <text:p text:style-name="P5"><text:span text:style-name="T33">retornar r</text:span><text:span text:style-name="T9">esultado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75cm" svg:y="16.57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16.579cm" svg:viewBox="0 0 19500 1001" draw:points="639,1001 18861,1001 19500,500 18861,0 639,0 0,500">
              <text:p/>
            </draw:polygon>
          </draw:g>
          <draw:frame draw:style-name="gr15" draw:text-style-name="P23" draw:layer="layout" svg:width="18.227cm" svg:height="1.159cm" svg:x="1.386cm" svg:y="16.5cm">
            <draw:text-box>
              <text:p text:style-name="P5"><text:span text:style-name="T4">void HoraLlega(short distKm, short velCrucero, short hhSa, short mmSa,</text:span></text:p>
              <text:p text:style-name="P5"><text:span text:style-name="T4"><text:s text:c="15"/>short &amp;hhVi, short &amp;mmVi, short &amp;hhLl, short &amp;mmLl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18.028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18.028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04cm" svg:y="18.028cm">
            <draw:text-box>
              <text:p text:style-name="P5"><text:span text:style-name="T9"><text:s/>tV </text:span><text:span text:style-name="T6">ß</text:span><text:span text:style-name="T4"> (float)distKm / (float)velCrucer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18.829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18.829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04cm" svg:y="18.829cm">
            <draw:text-box>
              <text:p text:style-name="P5"><text:span text:style-name="T9"><text:s/>hhVi </text:span><text:span text:style-name="T6">ß</text:span><text:span text:style-name="T4"> tV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19.579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19.579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cm" svg:y="19.579cm">
            <draw:text-box>
              <text:p text:style-name="P5"><text:span text:style-name="T9"><text:s/>mmVi </text:span><text:span text:style-name="T6">ß</text:span><text:span text:style-name="T4"> (tV - hhVi) * 6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20.38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20.38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cm" svg:y="20.38cm">
            <draw:text-box>
              <text:p text:style-name="P5"><text:span text:style-name="T9"><text:s/>mmLl </text:span><text:span text:style-name="T6">ß</text:span><text:span text:style-name="T4"> (mmSa + mmVi) % 6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21.079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21.079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04cm" svg:y="21.079cm">
            <draw:text-box>
              <text:p text:style-name="P5"><text:span text:style-name="T9"><text:s/>hhLl </text:span><text:span text:style-name="T6">ß</text:span><text:span text:style-name="T4"> (hhSa + hhVi + (mmSa + mmVi) / 60) % 24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51cm" svg:y="21.8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51cm" svg:y="21.8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5cm" svg:y="21.848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499cm" svg:height="1cm" svg:x="0.5cm" svg:y="12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5cm" svg:y="12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136cm" svg:y="12cm">
            <draw:text-box>
              <text:p text:style-name="P5"><text:span text:style-name="T4">void FormatoHoraMin(short hora, short &amp;hh, short &amp;mm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13.46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13.46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cm" svg:y="13.46cm">
            <draw:text-box>
              <text:p text:style-name="P5"><text:span text:style-name="T9"><text:s/>hh </text:span><text:span text:style-name="T6">ß</text:span><text:span text:style-name="T4"> hora/10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14.159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14.159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504cm" svg:y="14.159cm">
            <draw:text-box>
              <text:p text:style-name="P5"><text:span text:style-name="T9"><text:s/>mm </text:span><text:span text:style-name="T6">ß</text:span><text:span text:style-name="T4"> hora – hh *100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51cm" svg:y="14.92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51cm" svg:y="14.92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5cm" svg:y="14.928cm">
            <draw:text-box>
              <text:p text:style-name="P5"><text:span text:style-name="T4">R</text:span></text:p>
            </draw:text-box>
          </draw:frame>
        </draw:g>
        <draw:polygon draw:style-name="gr10" draw:text-style-name="P9" draw:layer="layout" svg:width="0.146cm" svg:height="0.043cm" svg:x="4.788cm" svg:y="0.885cm" svg:viewBox="0 0 147 44" draw:points="0,0 74,44 147,44 74,0">
          <text:p/>
        </draw:polygon>
        <draw:polygon draw:style-name="gr10" draw:text-style-name="P9" draw:layer="layout" svg:width="0.109cm" svg:height="0.086cm" svg:x="4.715cm" svg:y="1.143cm" svg:viewBox="0 0 110 87" draw:points="0,44 74,87 110,44 36,44 36,0">
          <text:p/>
        </draw:polygon>
        <draw:polygon draw:style-name="gr10" draw:text-style-name="P9" draw:layer="layout" svg:width="0.365cm" svg:height="0.431cm" svg:x="5.044cm" svg:y="0.755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7" draw:layer="layout" svg:width="19.499cm" svg:height="1cm" svg:x="1cm" svg:y="0.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0.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0.5cm">
            <draw:text-box>
              <text:p text:style-name="P5"><text:span text:style-name="T4"><text:s/></text:span><text:span text:style-name="T3">int</text:span><text:span text:style-name="T4"> BusBinVec(tvrAerop &amp;vrAerop, str3 codIATA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9.997cm" svg:y="10.6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9.997cm" svg:y="10.6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9.996cm" svg:y="10.6cm">
            <draw:text-box>
              <text:p text:style-name="P5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2cm" svg:y="2.561cm" svg:viewBox="0 0 17996 801" draw:points="0,801 17996,801 17996,0 0,0">
              <text:p/>
            </draw:polygon>
            <draw:polygon draw:style-name="gr4" draw:text-style-name="P2" draw:layer="layout" svg:width="17.995cm" svg:height="0.8cm" svg:x="1.822cm" svg:y="2.561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822cm" svg:y="2.561cm">
            <draw:text-box>
              <text:p text:style-name="P5"><text:span text:style-name="T4">ls </text:span><text:span text:style-name="T6">ß</text:span><text:span text:style-name="T4"> CANT_AEROP - 1 </text:span></text:p>
            </draw:text-box>
          </draw:frame>
        </draw:g>
        <draw:g draw:style-name="gr2">
          <draw:polygon draw:style-name="gr12" draw:text-style-name="P1" draw:layer="layout" svg:width="19.249cm" svg:height="5.749cm" svg:x="1cm" svg:y="3.912cm" svg:viewBox="0 0 19250 5750" draw:points="0,5750 19250,5750 19250,0 0,0">
            <text:p/>
          </draw:polygon>
          <draw:polygon draw:style-name="gr13" draw:text-style-name="P2" draw:layer="layout" svg:width="19.249cm" svg:height="5.749cm" svg:x="1cm" svg:y="3.912cm" svg:viewBox="0 0 19250 5750" draw:points="0,5750 19250,5750 1925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749cm" svg:x="3.472cm" svg:y="4.412cm" svg:viewBox="0 0 14757 750" draw:points="0,750 14757,750 14757,0 0,0">
              <text:p/>
            </draw:polygon>
            <draw:polygon draw:style-name="gr4" draw:text-style-name="P2" draw:layer="layout" svg:width="14.756cm" svg:height="0.749cm" svg:x="3.472cm" svg:y="4.412cm" svg:viewBox="0 0 14757 750" draw:points="0,750 14757,750 14757,0 0,0">
              <text:p/>
            </draw:polygon>
          </draw:g>
          <draw:frame draw:style-name="gr22" draw:text-style-name="P8" draw:layer="layout" svg:width="14.8cm" svg:height="0.749cm" svg:x="3.45cm" svg:y="4.412cm">
            <draw:text-box>
              <text:p text:style-name="P5"><text:span text:style-name="T4">pm </text:span><text:span text:style-name="T6">ß</text:span><text:span text:style-name="T4"> (li + ls) / 2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472cm" svg:y="5.175cm" svg:viewBox="0 0 14757 801" draw:points="0,801 14757,801 14757,0 0,0">
              <text:p/>
            </draw:polygon>
            <draw:polygon draw:style-name="gr4" draw:text-style-name="P2" draw:layer="layout" svg:width="14.756cm" svg:height="0.8cm" svg:x="3.472cm" svg:y="5.175cm" svg:viewBox="0 0 14757 801" draw:points="0,801 14757,801 14757,0 0,0">
              <text:p/>
            </draw:polygon>
          </draw:g>
          <draw:frame draw:style-name="gr7" draw:text-style-name="P8" draw:layer="layout" svg:width="14.8cm" svg:height="0.8cm" svg:x="3.45cm" svg:y="5.175cm">
            <draw:text-box>
              <text:p text:style-name="P5"><text:span text:style-name="T4">cpm </text:span><text:span text:style-name="T6">ß</text:span><text:span text:style-name="T4"> strcmp(codIATA, vrAerop[pm].codIATA, 3)</text:span></text:p>
            </draw:text-box>
          </draw:frame>
        </draw:g>
        <draw:g draw:style-name="gr2">
          <draw:polygon draw:style-name="gr3" draw:text-style-name="P1" draw:layer="layout" svg:width="11.316cm" svg:height="0.9cm" svg:x="4.964cm" svg:y="5.975cm" svg:viewBox="0 0 11317 901" draw:points="11317,901 5659,0 0,901">
            <text:p/>
          </draw:polygon>
          <draw:polygon draw:style-name="gr4" draw:text-style-name="P2" draw:layer="layout" svg:width="11.316cm" svg:height="0.9cm" svg:x="4.964cm" svg:y="5.975cm" svg:viewBox="0 0 11317 901" draw:points="11317,901 5659,0 0,901">
            <text:p/>
          </draw:polygon>
        </draw:g>
        <draw:frame draw:style-name="gr7" draw:text-style-name="P8" draw:layer="layout" svg:width="6.425cm" svg:height="0.8cm" svg:x="7.709cm" svg:y="6.075cm">
          <draw:text-box>
            <text:p text:style-name="P5"><text:span text:style-name="T21"><text:s/>cmp = 0</text:span></text:p>
          </draw:text-box>
        </draw:frame>
        <draw:polygon draw:style-name="gr4" draw:text-style-name="P2" draw:layer="layout" svg:width="3.992cm" svg:height="2.249cm" svg:x="4.847cm" svg:y="6.875cm" svg:viewBox="0 0 3993 2250" draw:points="0,2250 3993,2250 3993,0 0,0">
          <text:p/>
        </draw:polygon>
        <draw:g draw:style-name="gr1">
          <draw:g draw:style-name="gr2">
            <draw:polygon draw:style-name="gr3" draw:text-style-name="P1" draw:layer="layout" svg:width="3.492cm" svg:height="0.799cm" svg:x="5.097cm" svg:y="7.175cm" svg:viewBox="0 0 3493 800" draw:points="0,800 3493,800 3493,0 0,0">
              <text:p/>
            </draw:polygon>
            <draw:polygon draw:style-name="gr4" draw:text-style-name="P2" draw:layer="layout" svg:width="3.492cm" svg:height="0.799cm" svg:x="5.097cm" svg:y="7.175cm" svg:viewBox="0 0 3493 800" draw:points="0,800 3493,800 3493,0 0,0">
              <text:p/>
            </draw:polygon>
          </draw:g>
          <draw:frame draw:style-name="gr31" draw:text-style-name="P26" draw:layer="layout" svg:width="3.493cm" svg:height="0.799cm" svg:x="5.097cm" svg:y="7.175cm">
            <draw:text-box>
              <text:p text:style-name="P5"><text:span text:style-name="T22">retornar pm</text:span></text:p>
            </draw:text-box>
          </draw:frame>
        </draw:g>
        <draw:polygon draw:style-name="gr4" draw:text-style-name="P2" draw:layer="layout" svg:width="7.482cm" svg:height="2.249cm" svg:x="8.84cm" svg:y="6.875cm" svg:viewBox="0 0 7483 2250" draw:points="0,2250 7483,2250 7483,0 0,0">
          <text:p/>
        </draw:polygon>
        <draw:g draw:style-name="gr2">
          <draw:polygon draw:style-name="gr3" draw:text-style-name="P1" draw:layer="layout" svg:width="7.479cm" svg:height="0.72cm" svg:x="8.957cm" svg:y="6.875cm" svg:viewBox="0 0 7480 721" draw:points="7480,721 3740,0 0,721">
            <text:p/>
          </draw:polygon>
          <draw:polygon draw:style-name="gr4" draw:text-style-name="P2" draw:layer="layout" svg:width="7.479cm" svg:height="0.72cm" svg:x="8.957cm" svg:y="6.875cm" svg:viewBox="0 0 7480 721" draw:points="7480,721 3740,0 0,721">
            <text:p/>
          </draw:polygon>
        </draw:g>
        <draw:frame draw:style-name="gr41" draw:text-style-name="P8" draw:layer="layout" svg:width="2.675cm" svg:height="0.651cm" svg:x="11.314cm" svg:y="7.029cm">
          <draw:text-box>
            <text:p text:style-name="P5"><text:span text:style-name="T21">cmp &lt; 0</text:span></text:p>
          </draw:text-box>
        </draw:frame>
        <draw:polygon draw:style-name="gr4" draw:text-style-name="P2" draw:layer="layout" svg:width="3.999cm" svg:height="1.529cm" svg:x="8.84cm" svg:y="7.595cm" svg:viewBox="0 0 4000 1530" draw:points="0,1530 4000,1530 4000,0 0,0">
          <text:p/>
        </draw:polygon>
        <draw:g draw:style-name="gr1">
          <draw:g draw:style-name="gr2">
            <draw:polygon draw:style-name="gr3" draw:text-style-name="P1" draw:layer="layout" svg:width="3.249cm" svg:height="0.624cm" svg:x="9.09cm" svg:y="7.965cm" svg:viewBox="0 0 3250 625" draw:points="0,625 3250,625 3250,0 0,0">
              <text:p/>
            </draw:polygon>
            <draw:polygon draw:style-name="gr4" draw:text-style-name="P2" draw:layer="layout" svg:width="3.249cm" svg:height="0.624cm" svg:x="9.09cm" svg:y="7.965cm" svg:viewBox="0 0 3250 625" draw:points="0,625 3250,625 3250,0 0,0">
              <text:p/>
            </draw:polygon>
          </draw:g>
          <draw:frame draw:style-name="gr7" draw:text-style-name="P8" draw:layer="layout" svg:width="3.25cm" svg:height="0.8cm" svg:x="9.09cm" svg:y="7.878cm">
            <draw:text-box>
              <text:p text:style-name="P5"><text:span text:style-name="T4">ls </text:span><text:span text:style-name="T6">ß</text:span><text:span text:style-name="T4"> pm - 1</text:span></text:p>
            </draw:text-box>
          </draw:frame>
        </draw:g>
        <draw:polygon draw:style-name="gr4" draw:text-style-name="P2" draw:layer="layout" svg:width="3.499cm" svg:height="1.529cm" svg:x="12.814cm" svg:y="7.595cm" svg:viewBox="0 0 3500 1530" draw:points="0,1530 3500,1530 3500,0 0,0">
          <text:p/>
        </draw:polygon>
        <draw:g draw:style-name="gr1">
          <draw:g draw:style-name="gr2">
            <draw:polygon draw:style-name="gr3" draw:text-style-name="P1" draw:layer="layout" svg:width="3.249cm" svg:height="0.704cm" svg:x="12.99cm" svg:y="7.922cm" svg:viewBox="0 0 3250 705" draw:points="0,705 3250,705 3250,0 0,0">
              <text:p/>
            </draw:polygon>
            <draw:polygon draw:style-name="gr4" draw:text-style-name="P2" draw:layer="layout" svg:width="3.249cm" svg:height="0.704cm" svg:x="12.99cm" svg:y="7.922cm" svg:viewBox="0 0 3250 705" draw:points="0,705 3250,705 3250,0 0,0">
              <text:p/>
            </draw:polygon>
          </draw:g>
          <draw:frame draw:style-name="gr7" draw:text-style-name="P8" draw:layer="layout" svg:width="3.25cm" svg:height="0.8cm" svg:x="12.99cm" svg:y="7.875cm">
            <draw:text-box>
              <text:p text:style-name="P5"><text:span text:style-name="T4">li </text:span><text:span text:style-name="T6">ß</text:span><text:span text:style-name="T4"> pm + 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01cm" svg:x="2cm" svg:y="9.741cm" svg:viewBox="0 0 17996 802" draw:points="0,802 17996,802 17996,0 0,0">
              <text:p/>
            </draw:polygon>
            <draw:polygon draw:style-name="gr4" draw:text-style-name="P2" draw:layer="layout" svg:width="17.995cm" svg:height="0.801cm" svg:x="2cm" svg:y="9.741cm" svg:viewBox="0 0 17996 802" draw:points="0,802 17996,802 17996,0 0,0">
              <text:p/>
            </draw:polygon>
          </draw:g>
          <draw:frame draw:style-name="gr42" draw:text-style-name="P27" draw:layer="layout" svg:width="17.995cm" svg:height="1.28cm" svg:x="2cm" svg:y="9.502cm">
            <draw:text-box>
              <text:p text:style-name="P5"><text:span text:style-name="T34">retornar -1 </text:span></text:p>
            </draw:text-box>
          </draw:frame>
        </draw:g>
        <draw:g draw:style-name="gr1">
          <draw:g draw:style-name="gr2">
            <draw:polygon draw:style-name="gr8" draw:text-style-name="P7" draw:layer="layout" svg:width="19.249cm" svg:height="0.8cm" svg:x="1.015cm" svg:y="3.25cm" svg:viewBox="0 0 19250 801" draw:points="0,801 19250,801 19250,0 0,0">
              <text:p/>
            </draw:polygon>
            <draw:polygon draw:style-name="gr4" draw:text-style-name="P2" draw:layer="layout" svg:width="19.249cm" svg:height="0.8cm" svg:x="1.015cm" svg:y="3.25cm" svg:viewBox="0 0 19250 801" draw:points="0,801 19250,801 19250,0 0,0">
              <text:p/>
            </draw:polygon>
          </draw:g>
          <draw:frame draw:style-name="gr7" draw:text-style-name="P13" draw:layer="layout" svg:width="19.249cm" svg:height="0.8cm" svg:x="1.015cm" svg:y="3.25cm">
            <draw:text-box>
              <text:p text:style-name="P5"><text:span text:style-name="T3">li &lt;= l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2cm" svg:y="1.76cm" svg:viewBox="0 0 17996 801" draw:points="0,801 17996,801 17996,0 0,0">
              <text:p/>
            </draw:polygon>
            <draw:polygon draw:style-name="gr4" draw:text-style-name="P2" draw:layer="layout" svg:width="17.995cm" svg:height="0.8cm" svg:x="1.822cm" svg:y="1.76cm" svg:viewBox="0 0 17996 801" draw:points="0,801 17996,801 17996,0 0,0">
              <text:p/>
            </draw:polygon>
          </draw:g>
          <draw:frame draw:style-name="gr7" draw:text-style-name="P8" draw:layer="layout" svg:width="17.995cm" svg:height="0.8cm" svg:x="1.822cm" svg:y="1.76cm">
            <draw:text-box>
              <text:p text:style-name="P5"><text:span text:style-name="T4">li </text:span><text:span text:style-name="T6">ß</text:span><text:span text:style-name="T4"> 0</text:span></text:p>
            </draw:text-box>
          </draw:frame>
        </draw:g>
      </draw:page>
      <draw:page draw:name="page8" draw:style-name="dp1" draw:master-page-name="Predeterminado">
        <draw:g draw:style-name="gr1">
          <draw:g draw:style-name="gr2">
            <draw:polygon draw:style-name="gr8" draw:text-style-name="P7" draw:layer="layout" svg:width="20.249cm" svg:height="1.267cm" svg:x="0.25cm" svg:y="1.616cm" svg:viewBox="0 0 20250 1268" draw:points="664,1268 19586,1268 20250,634 19586,0 664,0 0,634">
              <text:p/>
            </draw:polygon>
            <draw:polygon draw:style-name="gr4" draw:text-style-name="P2" draw:layer="layout" svg:width="20.249cm" svg:height="1.267cm" svg:x="0.25cm" svg:y="1.616cm" svg:viewBox="0 0 20250 1268" draw:points="664,1268 19586,1268 20250,634 19586,0 664,0 0,634">
              <text:p/>
            </draw:polygon>
          </draw:g>
          <draw:frame draw:style-name="gr43" draw:text-style-name="P28" draw:layer="layout" svg:width="18.929cm" svg:height="2cm" svg:x="0.91cm" svg:y="1.25cm">
            <draw:text-box>
              <text:p text:style-name="P3"><text:span text:style-name="T35">ushort VerifEstado(ushort hhSa, ushort mmSa, ushort hhLl, ushort mmLl, ushort diaSa, ushort mesSa, ushort anioSa)</text:span><text:span text:style-name="T36"> </text:span></text:p>
            </draw:text-box>
          </draw:frame>
        </draw:g>
        <draw:polygon draw:style-name="gr10" draw:text-style-name="P9" draw:layer="layout" svg:width="0.109cm" svg:height="0.086cm" svg:x="4.693cm" svg:y="2.08cm" svg:viewBox="0 0 110 87" draw:points="0,44 74,87 110,44 36,44 36,0">
          <text:p/>
        </draw:polygon>
        <draw:g draw:style-name="gr1">
          <draw:g draw:style-name="gr2">
            <draw:path draw:style-name="gr3" draw:text-style-name="P1" draw:layer="layout" svg:width="1.237cm" svg:height="1.151cm" svg:x="9.012cm" svg:y="17.598cm" svg:viewBox="0 0 1238 1152" svg:d="M0 576c0-101 29-201 82-289 55-87 134-159 228-210 94-50 200-77 308-77 110 0 216 27 311 77 93 51 172 123 227 210 53 88 82 188 82 289s-29 200-82 287c-55 88-134 161-227 212-95 50-201 77-309 77-110 0-216-27-310-77-94-51-173-124-228-212-53-87-82-186-82-287z">
              <text:p/>
            </draw:path>
            <draw:path draw:style-name="gr4" draw:text-style-name="P2" draw:layer="layout" svg:width="1.237cm" svg:height="1.151cm" svg:x="9.012cm" svg:y="17.598cm" svg:viewBox="0 0 1238 1152" svg:d="M0 576c0-101 29-201 82-289 55-87 134-159 228-210 94-50 200-77 308-77 110 0 216 27 311 77 93 51 172 123 227 210 53 88 82 188 82 289s-29 200-82 287c-55 88-134 161-227 212-95 50-201 77-309 77-110 0-216-27-310-77-94-51-173-124-228-212-53-87-82-186-82-287z">
              <text:p/>
            </draw:path>
          </draw:g>
          <draw:frame draw:style-name="gr44" draw:text-style-name="P8" draw:layer="layout" svg:width="1.238cm" svg:height="1.149cm" svg:x="9.011cm" svg:y="17.598cm">
            <draw:text-box>
              <text:p text:style-name="P5"><text:span text:style-name="T4">R</text:span></text:p>
            </draw:text-box>
          </draw:frame>
        </draw:g>
        <draw:g draw:style-name="gr2">
          <draw:polygon draw:style-name="gr3" draw:text-style-name="P1" draw:layer="layout" svg:width="18.749cm" svg:height="2.674cm" svg:x="1cm" svg:y="5.075cm" svg:viewBox="0 0 18750 2675" draw:points="18750,2675 9376,0 0,2675">
            <text:p/>
          </draw:polygon>
          <draw:polygon draw:style-name="gr4" draw:text-style-name="P2" draw:layer="layout" svg:width="18.749cm" svg:height="2.674cm" svg:x="1cm" svg:y="5.075cm" svg:viewBox="0 0 18750 2675" draw:points="18750,2675 9376,0 0,2675">
            <text:p/>
          </draw:polygon>
        </draw:g>
        <draw:frame draw:style-name="gr45" draw:text-style-name="P28" draw:layer="layout" svg:width="14cm" svg:height="2.456cm" svg:x="3.75cm" svg:y="6cm">
          <draw:text-box>
            <text:p text:style-name="P3"><text:span text:style-name="T21">(anio &lt; anioSa <text:s/>v  (anio = anioSa <text:s/>^   (mes &lt; mesSa <text:s/>v   (mes = mesSa <text:s/>^  (dia &lt; diaSa <text:s/>v  (dia = diaSa <text:s/>^ <text:s/>(hh &lt; hhSa <text:s/>v <text:s/>(hh = hhSa <text:s/>^ <text:s/>mm &lt; mmSa)))))))) </text:span></text:p>
          </draw:text-box>
        </draw:frame>
        <draw:polygon draw:style-name="gr4" draw:text-style-name="P2" draw:layer="layout" svg:width="12.595cm" svg:height="10cm" svg:x="7.25cm" svg:y="7.749cm" svg:viewBox="0 0 12596 10001" draw:points="0,10001 12596,10001 12596,0 0,0">
          <text:p/>
        </draw:polygon>
        <draw:polygon draw:style-name="gr4" draw:text-style-name="P2" draw:layer="layout" svg:width="6.249cm" svg:height="9.999cm" svg:x="1cm" svg:y="7.75cm" svg:viewBox="0 0 6250 10000" draw:points="0,10000 6250,10000 6250,0 0,0">
          <text:p/>
        </draw:polygon>
        <draw:g draw:style-name="gr2">
          <draw:polygon draw:style-name="gr3" draw:text-style-name="P1" draw:layer="layout" svg:width="11.949cm" svg:height="2.563cm" svg:x="7.527cm" svg:y="8.75cm" svg:viewBox="0 0 11950 2564" draw:points="11950,2564 5975,0 0,2564">
            <text:p/>
          </draw:polygon>
          <draw:polygon draw:style-name="gr4" draw:text-style-name="P2" draw:layer="layout" svg:width="11.949cm" svg:height="2.563cm" svg:x="7.527cm" svg:y="8.75cm" svg:viewBox="0 0 11950 2564" draw:points="11950,2564 5975,0 0,2564">
            <text:p/>
          </draw:polygon>
        </draw:g>
        <draw:frame draw:style-name="gr46" draw:text-style-name="P28" draw:layer="layout" svg:width="9.75cm" svg:height="3cm" svg:x="8.777cm" svg:y="9.25cm">
          <draw:text-box>
            <text:p text:style-name="P3"><text:span text:style-name="T37">(anio &gt; anioSa <text:s/>v  (anio = anioSa <text:s/>^  (mes &gt; mesSa <text:s/>v  (mes = mesSa ^  (dia &gt; diaSa <text:s/>v  (dia = diaSa ^ (hh &gt; hhLl <text:s/>v <text:s/>(hh = hhLl <text:s/>^mm &gt; mmLl))))))))    </text:span></text:p>
          </draw:text-box>
        </draw:frame>
        <draw:polygon draw:style-name="gr4" draw:text-style-name="P2" draw:layer="layout" svg:width="6.248cm" svg:height="6.189cm" svg:x="7.527cm" svg:y="11.31cm" svg:viewBox="0 0 6249 6190" draw:points="0,6190 6249,6190 6249,0 0,0">
          <text:p/>
        </draw:polygon>
        <draw:polygon draw:style-name="gr4" draw:text-style-name="P2" draw:layer="layout" svg:width="5.749cm" svg:height="6.189cm" svg:x="13.776cm" svg:y="11.31cm" svg:viewBox="0 0 5750 6190" draw:points="0,6190 5750,6190 5750,0 0,0">
          <text:p/>
        </draw:polygon>
        <draw:g draw:style-name="gr1">
          <draw:g draw:style-name="gr2">
            <draw:polygon draw:style-name="gr3" draw:text-style-name="P1" draw:layer="layout" svg:width="5.749cm" svg:height="0.845cm" svg:x="1.25cm" svg:y="14.568cm" svg:viewBox="0 0 5750 846" draw:points="0,846 5750,846 5750,0 0,0">
              <text:p/>
            </draw:polygon>
            <draw:path draw:style-name="gr4" draw:text-style-name="P2" draw:layer="layout" svg:width="5.749cm" svg:height="0.863cm" svg:x="1.25cm" svg:y="14.568cm" svg:viewBox="0 0 5750 864" svg:d="M0 864h5750v-864h-5750zM276 864v-864M5473 864v-864">
              <text:p/>
            </draw:path>
          </draw:g>
          <draw:frame draw:style-name="gr47" draw:text-style-name="P4" draw:layer="layout" svg:width="5.192cm" svg:height="1cm" svg:x="1.527cm" svg:y="14.5cm">
            <draw:text-box>
              <text:p text:style-name="P3"><text:span text:style-name="T38">strcpy(estado, "Programado"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806cm" svg:height="0.845cm" svg:x="7.719cm" svg:y="12.068cm" svg:viewBox="0 0 5807 846" draw:points="0,846 5807,846 5807,0 0,0">
              <text:p/>
            </draw:polygon>
            <draw:path draw:style-name="gr4" draw:text-style-name="P2" draw:layer="layout" svg:width="5.806cm" svg:height="0.863cm" svg:x="7.719cm" svg:y="12.068cm" svg:viewBox="0 0 5807 864" svg:d="M0 864h5807v-864h-5807zM279 864v-864M5527 864v-864">
              <text:p/>
            </draw:path>
          </draw:g>
          <draw:frame draw:style-name="gr48" draw:text-style-name="P4" draw:layer="layout" svg:width="5.243cm" svg:height="1cm" svg:x="7.999cm" svg:y="12cm">
            <draw:text-box>
              <text:p text:style-name="P3"><text:span text:style-name="T38">strcpy(estado, "Arribo"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375cm" svg:height="0.845cm" svg:x="14.026cm" svg:y="12.099cm" svg:viewBox="0 0 5376 846" draw:points="0,846 5376,846 5376,0 0,0">
              <text:p/>
            </draw:polygon>
            <draw:path draw:style-name="gr4" draw:text-style-name="P2" draw:layer="layout" svg:width="5.375cm" svg:height="0.863cm" svg:x="14.026cm" svg:y="12.099cm" svg:viewBox="0 0 5376 864" svg:d="M0 864h5376v-864h-5376zM258 864v-864M5118 864v-864">
              <text:p/>
            </draw:path>
          </draw:g>
          <draw:frame draw:style-name="gr49" draw:text-style-name="P4" draw:layer="layout" svg:width="4.855cm" svg:height="1cm" svg:x="14.285cm" svg:y="12.031cm">
            <draw:text-box>
              <text:p text:style-name="P3"><text:span text:style-name="T38">strcpy(estado, "Estimado-&gt;"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38cm" svg:height="0.845cm" svg:x="1.561cm" svg:y="3.318cm" svg:viewBox="0 0 17939 846" draw:points="0,846 17939,846 17939,0 0,0">
              <text:p/>
            </draw:polygon>
            <draw:path draw:style-name="gr4" draw:text-style-name="P2" draw:layer="layout" svg:width="17.938cm" svg:height="0.863cm" svg:x="1.561cm" svg:y="3.318cm" svg:viewBox="0 0 17939 864" svg:d="M0 864h17939v-864h-17939zM861 864v-864M17076 864v-864">
              <text:p/>
            </draw:path>
          </draw:g>
          <draw:frame draw:style-name="gr6" draw:text-style-name="P4" draw:layer="layout" svg:width="16.203cm" svg:height="1cm" svg:x="2.424cm" svg:y="3.25cm">
            <draw:text-box>
              <text:p text:style-name="P3"><text:span text:style-name="T31">GetTime(hh, mm, s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38cm" svg:height="0.845cm" svg:x="1.561cm" svg:y="4.068cm" svg:viewBox="0 0 17939 846" draw:points="0,846 17939,846 17939,0 0,0">
              <text:p/>
            </draw:polygon>
            <draw:path draw:style-name="gr4" draw:text-style-name="P2" draw:layer="layout" svg:width="17.938cm" svg:height="0.863cm" svg:x="1.561cm" svg:y="4.068cm" svg:viewBox="0 0 17939 864" svg:d="M0 864h17939v-864h-17939zM861 864v-864M17076 864v-864">
              <text:p/>
            </draw:path>
          </draw:g>
          <draw:frame draw:style-name="gr6" draw:text-style-name="P4" draw:layer="layout" svg:width="16.203cm" svg:height="1cm" svg:x="2.424cm" svg:y="4cm">
            <draw:text-box>
              <text:p text:style-name="P3"><text:span text:style-name="T31">  GetDate(anio, mes, dia, ds); 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436cm" svg:height="0.704cm" svg:x="14cm" svg:y="12.951cm" svg:viewBox="0 0 5437 705" draw:points="0,705 5437,705 5437,0 0,0">
              <text:p/>
            </draw:polygon>
            <draw:polygon draw:style-name="gr4" draw:text-style-name="P2" draw:layer="layout" svg:width="5.436cm" svg:height="0.704cm" svg:x="14cm" svg:y="12.951cm" svg:viewBox="0 0 5437 705" draw:points="0,705 5437,705 5437,0 0,0">
              <text:p/>
            </draw:polygon>
          </draw:g>
          <draw:frame draw:style-name="gr7" draw:text-style-name="P8" draw:layer="layout" svg:width="5.437cm" svg:height="0.8cm" svg:x="14cm" svg:y="12.904cm">
            <draw:text-box>
              <text:p text:style-name="P5"><text:span text:style-name="T36">estado[10] </text:span><text:span text:style-name="T39">ß</text:span><text:span text:style-name="T36"> (hhLl / 10) + 48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436cm" svg:height="0.704cm" svg:x="13.999cm" svg:y="13.683cm" svg:viewBox="0 0 5437 705" draw:points="0,705 5437,705 5437,0 0,0">
              <text:p/>
            </draw:polygon>
            <draw:polygon draw:style-name="gr4" draw:text-style-name="P2" draw:layer="layout" svg:width="5.436cm" svg:height="0.704cm" svg:x="13.999cm" svg:y="13.683cm" svg:viewBox="0 0 5437 705" draw:points="0,705 5437,705 5437,0 0,0">
              <text:p/>
            </draw:polygon>
          </draw:g>
          <draw:frame draw:style-name="gr7" draw:text-style-name="P8" draw:layer="layout" svg:width="5.437cm" svg:height="0.8cm" svg:x="13.999cm" svg:y="13.636cm">
            <draw:text-box>
              <text:p text:style-name="P5"><text:span text:style-name="T36">estado[11] </text:span><text:span text:style-name="T39">ß</text:span><text:span text:style-name="T36"> (hhLl % 10) + 48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436cm" svg:height="0.704cm" svg:x="13.999cm" svg:y="14.401cm" svg:viewBox="0 0 5437 705" draw:points="0,705 5437,705 5437,0 0,0">
              <text:p/>
            </draw:polygon>
            <draw:polygon draw:style-name="gr4" draw:text-style-name="P2" draw:layer="layout" svg:width="5.436cm" svg:height="0.704cm" svg:x="13.999cm" svg:y="14.401cm" svg:viewBox="0 0 5437 705" draw:points="0,705 5437,705 5437,0 0,0">
              <text:p/>
            </draw:polygon>
          </draw:g>
          <draw:frame draw:style-name="gr7" draw:text-style-name="P8" draw:layer="layout" svg:width="5.437cm" svg:height="0.8cm" svg:x="13.999cm" svg:y="14.354cm">
            <draw:text-box>
              <text:p text:style-name="P5"><text:span text:style-name="T36">estado[12] </text:span><text:span text:style-name="T39">ß</text:span><text:span text:style-name="T36"> ':'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436cm" svg:height="0.704cm" svg:x="14cm" svg:y="15.152cm" svg:viewBox="0 0 5437 705" draw:points="0,705 5437,705 5437,0 0,0">
              <text:p/>
            </draw:polygon>
            <draw:polygon draw:style-name="gr4" draw:text-style-name="P2" draw:layer="layout" svg:width="5.436cm" svg:height="0.704cm" svg:x="14cm" svg:y="15.152cm" svg:viewBox="0 0 5437 705" draw:points="0,705 5437,705 5437,0 0,0">
              <text:p/>
            </draw:polygon>
          </draw:g>
          <draw:frame draw:style-name="gr7" draw:text-style-name="P8" draw:layer="layout" svg:width="5.437cm" svg:height="0.8cm" svg:x="14cm" svg:y="15.105cm">
            <draw:text-box>
              <text:p text:style-name="P5"><text:span text:style-name="T36">estado[13] </text:span><text:span text:style-name="T39">ß</text:span><text:span text:style-name="T36"> (mmLl / 10) + 48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436cm" svg:height="0.704cm" svg:x="14cm" svg:y="15.87cm" svg:viewBox="0 0 5437 705" draw:points="0,705 5437,705 5437,0 0,0">
              <text:p/>
            </draw:polygon>
            <draw:polygon draw:style-name="gr4" draw:text-style-name="P2" draw:layer="layout" svg:width="5.436cm" svg:height="0.704cm" svg:x="14cm" svg:y="15.87cm" svg:viewBox="0 0 5437 705" draw:points="0,705 5437,705 5437,0 0,0">
              <text:p/>
            </draw:polygon>
          </draw:g>
          <draw:frame draw:style-name="gr7" draw:text-style-name="P8" draw:layer="layout" svg:width="5.437cm" svg:height="0.8cm" svg:x="14cm" svg:y="15.823cm">
            <draw:text-box>
              <text:p text:style-name="P5"><text:span text:style-name="T36">estado[14] </text:span><text:span text:style-name="T39">ß</text:span><text:span text:style-name="T36"> (mmLl % 10) + 48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436cm" svg:height="0.704cm" svg:x="14cm" svg:y="16.547cm" svg:viewBox="0 0 5437 705" draw:points="0,705 5437,705 5437,0 0,0">
              <text:p/>
            </draw:polygon>
            <draw:polygon draw:style-name="gr4" draw:text-style-name="P2" draw:layer="layout" svg:width="5.436cm" svg:height="0.704cm" svg:x="14cm" svg:y="16.547cm" svg:viewBox="0 0 5437 705" draw:points="0,705 5437,705 5437,0 0,0">
              <text:p/>
            </draw:polygon>
          </draw:g>
          <draw:frame draw:style-name="gr7" draw:text-style-name="P8" draw:layer="layout" svg:width="5.437cm" svg:height="0.8cm" svg:x="14cm" svg:y="16.5cm">
            <draw:text-box>
              <text:p text:style-name="P5"><text:span text:style-name="T36">estado[15] </text:span><text:span text:style-name="T39">ß</text:span><text:span text:style-name="T36"> '\0'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1" draw:display-name="Gradient_1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gradient draw:name="Gradient_5f_2" draw:display-name="Gradient_2" draw:style="linear" draw:start-color="#d8d8d8" draw:end-color="#c9c9c9" draw:start-intensity="100%" draw:end-intensity="100%" draw:angle="0deg" draw:border="0%">
      <loext:gradient-stop svg:offset="0" loext:color-type="rgb" loext:color-value="#d8d8d8"/>
      <loext:gradient-stop svg:offset="1" loext:color-type="rgb" loext:color-value="#c9c9c9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23:40:52.084223000</meta:creation-date>
    <dc:date>2025-10-28T22:09:19.502082800</dc:date>
    <meta:editing-duration>PT5H1M31S</meta:editing-duration>
    <meta:editing-cycles>28</meta:editing-cycles>
    <meta:generator>LibreOffice/25.2.6.2$Windows_X86_64 LibreOffice_project/729c5bfe710f5eb71ed3bbde9e06a6065e9c6c5d</meta:generator>
    <meta:document-statistic meta:object-count="1106"/>
  </office:meta>
</office:document-meta>
</file>